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7" style:family="table-cell" style:parent-style-name="Pivot_20_Table_20_Value">
      <style:table-cell-properties fo:border-bottom="none" fo:border-left="0.99pt solid #000000" fo:border-right="none" fo:border-top="none"/>
    </style:style>
    <style:style style:name="ce3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3" style:family="table-cell" style:parent-style-name="Pivot_20_Table_20_Value">
      <style:table-cell-properties fo:border-bottom="none" fo:border-left="none" fo:border-right="none" fo:border-top="0.99pt solid #000000"/>
    </style:style>
    <style:style style:name="ce44" style:family="table-cell" style:parent-style-name="Pivot_20_Table_20_Value">
      <style:table-cell-properties fo:border-bottom="0.99pt solid #000000" fo:border-left="none" fo:border-right="none" fo:border-top="none"/>
    </style:style>
    <style:style style:name="ce45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8" style:family="table-cell" style:parent-style-name="Pivot_20_Table_20_Value">
      <style:table-cell-properties fo:border-bottom="none" fo:border-left="none" fo:border-right="0.99pt solid #000000" fo:border-top="none"/>
    </style:style>
    <style:style style:name="ce4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5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54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5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5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lid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70.017" calcext:value-type="float">
            <text:p>70,017</text:p>
          </table:table-cell>
          <table:table-cell office:value-type="float" office:value="10868.4" calcext:value-type="float">
            <text:p>10868,4</text:p>
          </table:table-cell>
          <table:table-cell office:value-type="float" office:value="7.076" calcext:value-type="float">
            <text:p>7,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90.673" calcext:value-type="float">
            <text:p>90,673</text:p>
          </table:table-cell>
          <table:table-cell office:value-type="float" office:value="34845.6" calcext:value-type="float">
            <text:p>34845,6</text:p>
          </table:table-cell>
          <table:table-cell office:value-type="float" office:value="7.562" calcext:value-type="float">
            <text:p>7,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12.912" calcext:value-type="float">
            <text:p>-12,912</text:p>
          </table:table-cell>
          <table:table-cell office:value-type="float" office:value="291436" calcext:value-type="float">
            <text:p>291436</text:p>
          </table:table-cell>
          <table:table-cell office:value-type="float" office:value="7.115" calcext:value-type="float">
            <text:p>7,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153.896" calcext:value-type="float">
            <text:p>153,896</text:p>
          </table:table-cell>
          <table:table-cell office:value-type="float" office:value="440303.6" calcext:value-type="float">
            <text:p>440303,6</text:p>
          </table:table-cell>
          <table:table-cell office:value-type="float" office:value="7.166" calcext:value-type="float">
            <text:p>7,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-192.652" calcext:value-type="float">
            <text:p>-192,652</text:p>
          </table:table-cell>
          <table:table-cell office:value-type="float" office:value="1174559.8" calcext:value-type="float">
            <text:p>1174559,8</text:p>
          </table:table-cell>
          <table:table-cell office:value-type="float" office:value="7.169" calcext:value-type="float">
            <text:p>7,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321.569" calcext:value-type="float">
            <text:p>321,569</text:p>
          </table:table-cell>
          <table:table-cell office:value-type="float" office:value="2345945.6" calcext:value-type="float">
            <text:p>2345945,6</text:p>
          </table:table-cell>
          <table:table-cell office:value-type="float" office:value="7.159" calcext:value-type="float">
            <text:p>7,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2234.81" calcext:value-type="float">
            <text:p>2234,81</text:p>
          </table:table-cell>
          <table:table-cell office:value-type="float" office:value="4707184.6" calcext:value-type="float">
            <text:p>4707184,6</text:p>
          </table:table-cell>
          <table:table-cell office:value-type="float" office:value="7.183" calcext:value-type="float">
            <text:p>7,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7.049" calcext:value-type="float">
            <text:p>47,049</text:p>
          </table:table-cell>
          <table:table-cell office:value-type="float" office:value="2730" calcext:value-type="float">
            <text:p>2730</text:p>
          </table:table-cell>
          <table:table-cell office:value-type="float" office:value="7.109" calcext:value-type="float">
            <text:p>7,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95.6" calcext:value-type="float">
            <text:p>95,6</text:p>
          </table:table-cell>
          <table:table-cell office:value-type="float" office:value="8247.2" calcext:value-type="float">
            <text:p>8247,2</text:p>
          </table:table-cell>
          <table:table-cell office:value-type="float" office:value="7.159" calcext:value-type="float">
            <text:p>7,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.488" calcext:value-type="float">
            <text:p>6,488</text:p>
          </table:table-cell>
          <table:table-cell office:value-type="float" office:value="74311" calcext:value-type="float">
            <text:p>74311</text:p>
          </table:table-cell>
          <table:table-cell office:value-type="float" office:value="7.257" calcext:value-type="float">
            <text:p>7,2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80.875" calcext:value-type="float">
            <text:p>80,875</text:p>
          </table:table-cell>
          <table:table-cell office:value-type="float" office:value="111145.6" calcext:value-type="float">
            <text:p>111145,6</text:p>
          </table:table-cell>
          <table:table-cell office:value-type="float" office:value="7.236" calcext:value-type="float">
            <text:p>7,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2.912" calcext:value-type="float">
            <text:p>-12,912</text:p>
          </table:table-cell>
          <table:table-cell office:value-type="float" office:value="304112.2" calcext:value-type="float">
            <text:p>304112,2</text:p>
          </table:table-cell>
          <table:table-cell office:value-type="float" office:value="7.425" calcext:value-type="float">
            <text:p>7,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364.058" calcext:value-type="float">
            <text:p>364,058</text:p>
          </table:table-cell>
          <table:table-cell office:value-type="float" office:value="594075.8" calcext:value-type="float">
            <text:p>594075,8</text:p>
          </table:table-cell>
          <table:table-cell office:value-type="float" office:value="7.252" calcext:value-type="float">
            <text:p>7,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92.652" calcext:value-type="float">
            <text:p>-192,652</text:p>
          </table:table-cell>
          <table:table-cell office:value-type="float" office:value="1196274.6" calcext:value-type="float">
            <text:p>1196274,6</text:p>
          </table:table-cell>
          <table:table-cell office:value-type="float" office:value="7.301" calcext:value-type="float">
            <text:p>7,3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7.049" calcext:value-type="float">
            <text:p>47,049</text:p>
          </table:table-cell>
          <table:table-cell office:value-type="float" office:value="2787" calcext:value-type="float">
            <text:p>2787</text:p>
          </table:table-cell>
          <table:table-cell office:value-type="float" office:value="7.258" calcext:value-type="float">
            <text:p>7,2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95.6" calcext:value-type="float">
            <text:p>95,6</text:p>
          </table:table-cell>
          <table:table-cell office:value-type="float" office:value="9629.6" calcext:value-type="float">
            <text:p>9629,6</text:p>
          </table:table-cell>
          <table:table-cell office:value-type="float" office:value="8.359" calcext:value-type="float">
            <text:p>8,3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.488" calcext:value-type="float">
            <text:p>6,488</text:p>
          </table:table-cell>
          <table:table-cell office:value-type="float" office:value="76538.6" calcext:value-type="float">
            <text:p>76538,6</text:p>
          </table:table-cell>
          <table:table-cell office:value-type="float" office:value="7.474" calcext:value-type="float">
            <text:p>7,4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80.875" calcext:value-type="float">
            <text:p>80,875</text:p>
          </table:table-cell>
          <table:table-cell office:value-type="float" office:value="123977" calcext:value-type="float">
            <text:p>123977</text:p>
          </table:table-cell>
          <table:table-cell office:value-type="float" office:value="8.071" calcext:value-type="float">
            <text:p>8,0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2.912" calcext:value-type="float">
            <text:p>-12,912</text:p>
          </table:table-cell>
          <table:table-cell office:value-type="float" office:value="632599" calcext:value-type="float">
            <text:p>632599</text:p>
          </table:table-cell>
          <table:table-cell office:value-type="float" office:value="15.444" calcext:value-type="float">
            <text:p>15,4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364.058" calcext:value-type="float">
            <text:p>364,058</text:p>
          </table:table-cell>
          <table:table-cell office:value-type="float" office:value="1297917.6" calcext:value-type="float">
            <text:p>1297917,6</text:p>
          </table:table-cell>
          <table:table-cell office:value-type="float" office:value="15.844" calcext:value-type="float">
            <text:p>15,8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92.652" calcext:value-type="float">
            <text:p>-192,652</text:p>
          </table:table-cell>
          <table:table-cell office:value-type="float" office:value="2622830.2" calcext:value-type="float">
            <text:p>2622830,2</text:p>
          </table:table-cell>
          <table:table-cell office:value-type="float" office:value="16.008" calcext:value-type="float">
            <text:p>16,0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7.049" calcext:value-type="float">
            <text:p>47,049</text:p>
          </table:table-cell>
          <table:table-cell office:value-type="float" office:value="3301.6" calcext:value-type="float">
            <text:p>3301,6</text:p>
          </table:table-cell>
          <table:table-cell office:value-type="float" office:value="8.598" calcext:value-type="float">
            <text:p>8,5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95.6" calcext:value-type="float">
            <text:p>95,6</text:p>
          </table:table-cell>
          <table:table-cell office:value-type="float" office:value="9705.6" calcext:value-type="float">
            <text:p>9705,6</text:p>
          </table:table-cell>
          <table:table-cell office:value-type="float" office:value="8.425" calcext:value-type="float">
            <text:p>8,4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.488" calcext:value-type="float">
            <text:p>6,488</text:p>
          </table:table-cell>
          <table:table-cell office:value-type="float" office:value="147125.8" calcext:value-type="float">
            <text:p>147125,8</text:p>
          </table:table-cell>
          <table:table-cell office:value-type="float" office:value="14.368" calcext:value-type="float">
            <text:p>14,3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80.875" calcext:value-type="float">
            <text:p>80,875</text:p>
          </table:table-cell>
          <table:table-cell office:value-type="float" office:value="274859.8" calcext:value-type="float">
            <text:p>274859,8</text:p>
          </table:table-cell>
          <table:table-cell office:value-type="float" office:value="17.895" calcext:value-type="float">
            <text:p>17,8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2.912" calcext:value-type="float">
            <text:p>-12,912</text:p>
          </table:table-cell>
          <table:table-cell office:value-type="float" office:value="691563.8" calcext:value-type="float">
            <text:p>691563,8</text:p>
          </table:table-cell>
          <table:table-cell office:value-type="float" office:value="16.884" calcext:value-type="float">
            <text:p>16,8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364.058" calcext:value-type="float">
            <text:p>364,058</text:p>
          </table:table-cell>
          <table:table-cell office:value-type="float" office:value="1435700" calcext:value-type="float">
            <text:p>1435700</text:p>
          </table:table-cell>
          <table:table-cell office:value-type="float" office:value="17.526" calcext:value-type="float">
            <text:p>17,5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92.652" calcext:value-type="float">
            <text:p>-192,652</text:p>
          </table:table-cell>
          <table:table-cell office:value-type="float" office:value="2843144.4" calcext:value-type="float">
            <text:p>2843144,4</text:p>
          </table:table-cell>
          <table:table-cell office:value-type="float" office:value="17.353" calcext:value-type="float">
            <text:p>17,3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7.049" calcext:value-type="float">
            <text:p>47,049</text:p>
          </table:table-cell>
          <table:table-cell office:value-type="float" office:value="3443.6" calcext:value-type="float">
            <text:p>3443,6</text:p>
          </table:table-cell>
          <table:table-cell office:value-type="float" office:value="8.968" calcext:value-type="float">
            <text:p>8,9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95.6" calcext:value-type="float">
            <text:p>95,6</text:p>
          </table:table-cell>
          <table:table-cell office:value-type="float" office:value="9605.6" calcext:value-type="float">
            <text:p>9605,6</text:p>
          </table:table-cell>
          <table:table-cell office:value-type="float" office:value="8.338" calcext:value-type="float">
            <text:p>8,3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.488" calcext:value-type="float">
            <text:p>6,488</text:p>
          </table:table-cell>
          <table:table-cell office:value-type="float" office:value="177461.2" calcext:value-type="float">
            <text:p>177461,2</text:p>
          </table:table-cell>
          <table:table-cell office:value-type="float" office:value="17.33" calcext:value-type="float">
            <text:p>17,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80.875" calcext:value-type="float">
            <text:p>80,875</text:p>
          </table:table-cell>
          <table:table-cell office:value-type="float" office:value="270085.4" calcext:value-type="float">
            <text:p>270085,4</text:p>
          </table:table-cell>
          <table:table-cell office:value-type="float" office:value="17.584" calcext:value-type="float">
            <text:p>17,5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2.912" calcext:value-type="float">
            <text:p>-12,912</text:p>
          </table:table-cell>
          <table:table-cell office:value-type="float" office:value="731151.6" calcext:value-type="float">
            <text:p>731151,6</text:p>
          </table:table-cell>
          <table:table-cell office:value-type="float" office:value="17.85" calcext:value-type="float">
            <text:p>17,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364.058" calcext:value-type="float">
            <text:p>364,058</text:p>
          </table:table-cell>
          <table:table-cell office:value-type="float" office:value="1482945.4" calcext:value-type="float">
            <text:p>1482945,4</text:p>
          </table:table-cell>
          <table:table-cell office:value-type="float" office:value="18.102" calcext:value-type="float">
            <text:p>18,1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92.652" calcext:value-type="float">
            <text:p>-192,652</text:p>
          </table:table-cell>
          <table:table-cell office:value-type="float" office:value="2910022" calcext:value-type="float">
            <text:p>2910022</text:p>
          </table:table-cell>
          <table:table-cell office:value-type="float" office:value="17.761" calcext:value-type="float">
            <text:p>17,7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70.017" calcext:value-type="float">
            <text:p>70,017</text:p>
          </table:table-cell>
          <table:table-cell office:value-type="float" office:value="10872.6" calcext:value-type="float">
            <text:p>10872,6</text:p>
          </table:table-cell>
          <table:table-cell office:value-type="float" office:value="7.079" calcext:value-type="float">
            <text:p>7,0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90.673" calcext:value-type="float">
            <text:p>90,673</text:p>
          </table:table-cell>
          <table:table-cell office:value-type="float" office:value="32717.4" calcext:value-type="float">
            <text:p>32717,4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12.912" calcext:value-type="float">
            <text:p>-12,912</text:p>
          </table:table-cell>
          <table:table-cell office:value-type="float" office:value="291641.2" calcext:value-type="float">
            <text:p>291641,2</text:p>
          </table:table-cell>
          <table:table-cell office:value-type="float" office:value="7.12" calcext:value-type="float">
            <text:p>7,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153.896" calcext:value-type="float">
            <text:p>153,896</text:p>
          </table:table-cell>
          <table:table-cell office:value-type="float" office:value="439801" calcext:value-type="float">
            <text:p>439801</text:p>
          </table:table-cell>
          <table:table-cell office:value-type="float" office:value="7.158" calcext:value-type="float">
            <text:p>7,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-192.652" calcext:value-type="float">
            <text:p>-192,652</text:p>
          </table:table-cell>
          <table:table-cell office:value-type="float" office:value="1177099.2" calcext:value-type="float">
            <text:p>1177099,2</text:p>
          </table:table-cell>
          <table:table-cell office:value-type="float" office:value="7.184" calcext:value-type="float">
            <text:p>7,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321.569" calcext:value-type="float">
            <text:p>321,569</text:p>
          </table:table-cell>
          <table:table-cell office:value-type="float" office:value="2361846" calcext:value-type="float">
            <text:p>2361846</text:p>
          </table:table-cell>
          <table:table-cell office:value-type="float" office:value="7.208" calcext:value-type="float">
            <text:p>7,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2234.81" calcext:value-type="float">
            <text:p>2234,81</text:p>
          </table:table-cell>
          <table:table-cell office:value-type="float" office:value="4705124" calcext:value-type="float">
            <text:p>4705124</text:p>
          </table:table-cell>
          <table:table-cell office:value-type="float" office:value="7.179" calcext:value-type="float">
            <text:p>7,1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7.049" calcext:value-type="float">
            <text:p>47,049</text:p>
          </table:table-cell>
          <table:table-cell office:value-type="float" office:value="2716.2" calcext:value-type="float">
            <text:p>2716,2</text:p>
          </table:table-cell>
          <table:table-cell office:value-type="float" office:value="7.073" calcext:value-type="float">
            <text:p>7,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95.6" calcext:value-type="float">
            <text:p>95,6</text:p>
          </table:table-cell>
          <table:table-cell office:value-type="float" office:value="8226.8" calcext:value-type="float">
            <text:p>8226,8</text:p>
          </table:table-cell>
          <table:table-cell office:value-type="float" office:value="7.141" calcext:value-type="float">
            <text:p>7,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.488" calcext:value-type="float">
            <text:p>6,488</text:p>
          </table:table-cell>
          <table:table-cell office:value-type="float" office:value="73163.8" calcext:value-type="float">
            <text:p>73163,8</text:p>
          </table:table-cell>
          <table:table-cell office:value-type="float" office:value="7.145" calcext:value-type="float">
            <text:p>7,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80.875" calcext:value-type="float">
            <text:p>80,875</text:p>
          </table:table-cell>
          <table:table-cell office:value-type="float" office:value="111405.8" calcext:value-type="float">
            <text:p>111405,8</text:p>
          </table:table-cell>
          <table:table-cell office:value-type="float" office:value="7.253" calcext:value-type="float">
            <text:p>7,2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2.912" calcext:value-type="float">
            <text:p>-12,912</text:p>
          </table:table-cell>
          <table:table-cell office:value-type="float" office:value="304304" calcext:value-type="float">
            <text:p>304304</text:p>
          </table:table-cell>
          <table:table-cell office:value-type="float" office:value="7.429" calcext:value-type="float">
            <text:p>7,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364.058" calcext:value-type="float">
            <text:p>364,058</text:p>
          </table:table-cell>
          <table:table-cell office:value-type="float" office:value="592261.6" calcext:value-type="float">
            <text:p>592261,6</text:p>
          </table:table-cell>
          <table:table-cell office:value-type="float" office:value="7.23" calcext:value-type="float">
            <text:p>7,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92.652" calcext:value-type="float">
            <text:p>-192,652</text:p>
          </table:table-cell>
          <table:table-cell office:value-type="float" office:value="1186808.2" calcext:value-type="float">
            <text:p>1186808,2</text:p>
          </table:table-cell>
          <table:table-cell office:value-type="float" office:value="7.244" calcext:value-type="float">
            <text:p>7,2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7.049" calcext:value-type="float">
            <text:p>47,049</text:p>
          </table:table-cell>
          <table:table-cell office:value-type="float" office:value="2754.8" calcext:value-type="float">
            <text:p>2754,8</text:p>
          </table:table-cell>
          <table:table-cell office:value-type="float" office:value="7.174" calcext:value-type="float">
            <text:p>7,1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95.6" calcext:value-type="float">
            <text:p>95,6</text:p>
          </table:table-cell>
          <table:table-cell office:value-type="float" office:value="8864" calcext:value-type="float">
            <text:p>8864</text:p>
          </table:table-cell>
          <table:table-cell office:value-type="float" office:value="7.694" calcext:value-type="float">
            <text:p>7,6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.488" calcext:value-type="float">
            <text:p>6,488</text:p>
          </table:table-cell>
          <table:table-cell office:value-type="float" office:value="77510.6" calcext:value-type="float">
            <text:p>77510,6</text:p>
          </table:table-cell>
          <table:table-cell office:value-type="float" office:value="7.569" calcext:value-type="float">
            <text:p>7,5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80.875" calcext:value-type="float">
            <text:p>80,875</text:p>
          </table:table-cell>
          <table:table-cell office:value-type="float" office:value="124878.2" calcext:value-type="float">
            <text:p>124878,2</text:p>
          </table:table-cell>
          <table:table-cell office:value-type="float" office:value="8.13" calcext:value-type="float">
            <text:p>8,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2.912" calcext:value-type="float">
            <text:p>-12,912</text:p>
          </table:table-cell>
          <table:table-cell office:value-type="float" office:value="643095" calcext:value-type="float">
            <text:p>643095</text:p>
          </table:table-cell>
          <table:table-cell office:value-type="float" office:value="15.701" calcext:value-type="float">
            <text:p>15,7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364.058" calcext:value-type="float">
            <text:p>364,058</text:p>
          </table:table-cell>
          <table:table-cell office:value-type="float" office:value="1302071.8" calcext:value-type="float">
            <text:p>1302071,8</text:p>
          </table:table-cell>
          <table:table-cell office:value-type="float" office:value="15.894" calcext:value-type="float">
            <text:p>15,8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92.652" calcext:value-type="float">
            <text:p>-192,652</text:p>
          </table:table-cell>
          <table:table-cell office:value-type="float" office:value="2604526.8" calcext:value-type="float">
            <text:p>2604526,8</text:p>
          </table:table-cell>
          <table:table-cell office:value-type="float" office:value="15.897" calcext:value-type="float">
            <text:p>15,8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7.049" calcext:value-type="float">
            <text:p>47,049</text:p>
          </table:table-cell>
          <table:table-cell office:value-type="float" office:value="3661.4" calcext:value-type="float">
            <text:p>3661,4</text:p>
          </table:table-cell>
          <table:table-cell office:value-type="float" office:value="9.535" calcext:value-type="float">
            <text:p>9,5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95.6" calcext:value-type="float">
            <text:p>95,6</text:p>
          </table:table-cell>
          <table:table-cell office:value-type="float" office:value="9719.4" calcext:value-type="float">
            <text:p>9719,4</text:p>
          </table:table-cell>
          <table:table-cell office:value-type="float" office:value="8.437" calcext:value-type="float">
            <text:p>8,4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6.488" calcext:value-type="float">
            <text:p>6,488</text:p>
          </table:table-cell>
          <table:table-cell office:value-type="float" office:value="148126.6" calcext:value-type="float">
            <text:p>148126,6</text:p>
          </table:table-cell>
          <table:table-cell office:value-type="float" office:value="14.465" calcext:value-type="float">
            <text:p>14,4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30.875" calcext:value-type="float">
            <text:p>-30,875</text:p>
          </table:table-cell>
          <table:table-cell office:value-type="float" office:value="244438.8" calcext:value-type="float">
            <text:p>244438,8</text:p>
          </table:table-cell>
          <table:table-cell office:value-type="float" office:value="15.914" calcext:value-type="float">
            <text:p>15,9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26.818" calcext:value-type="float">
            <text:p>-126,818</text:p>
          </table:table-cell>
          <table:table-cell office:value-type="float" office:value="671072" calcext:value-type="float">
            <text:p>671072</text:p>
          </table:table-cell>
          <table:table-cell office:value-type="float" office:value="16.384" calcext:value-type="float">
            <text:p>16,3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70.966" calcext:value-type="float">
            <text:p>-270,966</text:p>
          </table:table-cell>
          <table:table-cell office:value-type="float" office:value="1382736.2" calcext:value-type="float">
            <text:p>1382736,2</text:p>
          </table:table-cell>
          <table:table-cell office:value-type="float" office:value="16.879" calcext:value-type="float">
            <text:p>16,8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42.699" calcext:value-type="float">
            <text:p>42,699</text:p>
          </table:table-cell>
          <table:table-cell office:value-type="float" office:value="2839363" calcext:value-type="float">
            <text:p>2839363</text:p>
          </table:table-cell>
          <table:table-cell office:value-type="float" office:value="17.33" calcext:value-type="float">
            <text:p>17,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6.356" calcext:value-type="float">
            <text:p>-6,356</text:p>
          </table:table-cell>
          <table:table-cell office:value-type="float" office:value="3522.2" calcext:value-type="float">
            <text:p>3522,2</text:p>
          </table:table-cell>
          <table:table-cell office:value-type="float" office:value="9.172" calcext:value-type="float">
            <text:p>9,1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8.55" calcext:value-type="float">
            <text:p>-8,55</text:p>
          </table:table-cell>
          <table:table-cell office:value-type="float" office:value="8959.6" calcext:value-type="float">
            <text:p>8959,6</text:p>
          </table:table-cell>
          <table:table-cell office:value-type="float" office:value="7.777" calcext:value-type="float">
            <text:p>7,7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7.519" calcext:value-type="float">
            <text:p>-127,519</text:p>
          </table:table-cell>
          <table:table-cell office:value-type="float" office:value="173895.6" calcext:value-type="float">
            <text:p>173895,6</text:p>
          </table:table-cell>
          <table:table-cell office:value-type="float" office:value="16.982" calcext:value-type="float">
            <text:p>16,9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30.875" calcext:value-type="float">
            <text:p>-30,875</text:p>
          </table:table-cell>
          <table:table-cell office:value-type="float" office:value="277133.4" calcext:value-type="float">
            <text:p>277133,4</text:p>
          </table:table-cell>
          <table:table-cell office:value-type="float" office:value="18.043" calcext:value-type="float">
            <text:p>18,0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26.818" calcext:value-type="float">
            <text:p>-126,818</text:p>
          </table:table-cell>
          <table:table-cell office:value-type="float" office:value="736365.4" calcext:value-type="float">
            <text:p>736365,4</text:p>
          </table:table-cell>
          <table:table-cell office:value-type="float" office:value="17.978" calcext:value-type="float">
            <text:p>17,9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70.966" calcext:value-type="float">
            <text:p>-270,966</text:p>
          </table:table-cell>
          <table:table-cell office:value-type="float" office:value="1466795.4" calcext:value-type="float">
            <text:p>1466795,4</text:p>
          </table:table-cell>
          <table:table-cell office:value-type="float" office:value="17.905" calcext:value-type="float">
            <text:p>17,9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42.699" calcext:value-type="float">
            <text:p>42,699</text:p>
          </table:table-cell>
          <table:table-cell office:value-type="float" office:value="2933509.4" calcext:value-type="float">
            <text:p>2933509,4</text:p>
          </table:table-cell>
          <table:table-cell office:value-type="float" office:value="17.905" calcext:value-type="float">
            <text:p>17,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20.596" calcext:value-type="float">
            <text:p>20,596</text:p>
          </table:table-cell>
          <table:table-cell office:value-type="float" office:value="10876.6" calcext:value-type="float">
            <text:p>10876,6</text:p>
          </table:table-cell>
          <table:table-cell office:value-type="float" office:value="7.081" calcext:value-type="float">
            <text:p>7,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95.635" calcext:value-type="float">
            <text:p>-95,635</text:p>
          </table:table-cell>
          <table:table-cell office:value-type="float" office:value="33527.4" calcext:value-type="float">
            <text:p>33527,4</text:p>
          </table:table-cell>
          <table:table-cell office:value-type="float" office:value="7.276" calcext:value-type="float">
            <text:p>7,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126.818" calcext:value-type="float">
            <text:p>-126,818</text:p>
          </table:table-cell>
          <table:table-cell office:value-type="float" office:value="292052.4" calcext:value-type="float">
            <text:p>292052,4</text:p>
          </table:table-cell>
          <table:table-cell office:value-type="float" office:value="7.13" calcext:value-type="float">
            <text:p>7,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129.132" calcext:value-type="float">
            <text:p>-129,132</text:p>
          </table:table-cell>
          <table:table-cell office:value-type="float" office:value="439758.8" calcext:value-type="float">
            <text:p>439758,8</text:p>
          </table:table-cell>
          <table:table-cell office:value-type="float" office:value="7.158" calcext:value-type="float">
            <text:p>7,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42.699" calcext:value-type="float">
            <text:p>42,699</text:p>
          </table:table-cell>
          <table:table-cell office:value-type="float" office:value="1174037.6" calcext:value-type="float">
            <text:p>1174037,6</text:p>
          </table:table-cell>
          <table:table-cell office:value-type="float" office:value="7.166" calcext:value-type="float">
            <text:p>7,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734.299" calcext:value-type="float">
            <text:p>734,299</text:p>
          </table:table-cell>
          <table:table-cell office:value-type="float" office:value="2359299.2" calcext:value-type="float">
            <text:p>2359299,2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1530.906" calcext:value-type="float">
            <text:p>1530,906</text:p>
          </table:table-cell>
          <table:table-cell office:value-type="float" office:value="4700855.8" calcext:value-type="float">
            <text:p>4700855,8</text:p>
          </table:table-cell>
          <table:table-cell office:value-type="float" office:value="7.173" calcext:value-type="float">
            <text:p>7,1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6.356" calcext:value-type="float">
            <text:p>-6,356</text:p>
          </table:table-cell>
          <table:table-cell office:value-type="float" office:value="2717.6" calcext:value-type="float">
            <text:p>2717,6</text:p>
          </table:table-cell>
          <table:table-cell office:value-type="float" office:value="7.077" calcext:value-type="float">
            <text:p>7,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8.55" calcext:value-type="float">
            <text:p>-8,55</text:p>
          </table:table-cell>
          <table:table-cell office:value-type="float" office:value="8260" calcext:value-type="float">
            <text:p>8260</text:p>
          </table:table-cell>
          <table:table-cell office:value-type="float" office:value="7.17" calcext:value-type="float">
            <text:p>7,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7.519" calcext:value-type="float">
            <text:p>-127,519</text:p>
          </table:table-cell>
          <table:table-cell office:value-type="float" office:value="74318.6" calcext:value-type="float">
            <text:p>74318,6</text:p>
          </table:table-cell>
          <table:table-cell office:value-type="float" office:value="7.258" calcext:value-type="float">
            <text:p>7,2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30.875" calcext:value-type="float">
            <text:p>-30,875</text:p>
          </table:table-cell>
          <table:table-cell office:value-type="float" office:value="114297" calcext:value-type="float">
            <text:p>114297</text:p>
          </table:table-cell>
          <table:table-cell office:value-type="float" office:value="7.441" calcext:value-type="float">
            <text:p>7,4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26.818" calcext:value-type="float">
            <text:p>-126,818</text:p>
          </table:table-cell>
          <table:table-cell office:value-type="float" office:value="301686.8" calcext:value-type="float">
            <text:p>301686,8</text:p>
          </table:table-cell>
          <table:table-cell office:value-type="float" office:value="7.365" calcext:value-type="float">
            <text:p>7,3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70.966" calcext:value-type="float">
            <text:p>-270,966</text:p>
          </table:table-cell>
          <table:table-cell office:value-type="float" office:value="593599" calcext:value-type="float">
            <text:p>593599</text:p>
          </table:table-cell>
          <table:table-cell office:value-type="float" office:value="7.246" calcext:value-type="float">
            <text:p>7,2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42.699" calcext:value-type="float">
            <text:p>42,699</text:p>
          </table:table-cell>
          <table:table-cell office:value-type="float" office:value="1183050.8" calcext:value-type="float">
            <text:p>1183050,8</text:p>
          </table:table-cell>
          <table:table-cell office:value-type="float" office:value="7.221" calcext:value-type="float">
            <text:p>7,2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6.356" calcext:value-type="float">
            <text:p>-6,356</text:p>
          </table:table-cell>
          <table:table-cell office:value-type="float" office:value="2770.2" calcext:value-type="float">
            <text:p>2770,2</text:p>
          </table:table-cell>
          <table:table-cell office:value-type="float" office:value="7.214" calcext:value-type="float">
            <text:p>7,2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8.55" calcext:value-type="float">
            <text:p>-8,55</text:p>
          </table:table-cell>
          <table:table-cell office:value-type="float" office:value="8598.4" calcext:value-type="float">
            <text:p>8598,4</text:p>
          </table:table-cell>
          <table:table-cell office:value-type="float" office:value="7.464" calcext:value-type="float">
            <text:p>7,4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7.519" calcext:value-type="float">
            <text:p>-127,519</text:p>
          </table:table-cell>
          <table:table-cell office:value-type="float" office:value="76782.4" calcext:value-type="float">
            <text:p>76782,4</text:p>
          </table:table-cell>
          <table:table-cell office:value-type="float" office:value="7.498" calcext:value-type="float">
            <text:p>7,4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30.875" calcext:value-type="float">
            <text:p>-30,875</text:p>
          </table:table-cell>
          <table:table-cell office:value-type="float" office:value="119810.4" calcext:value-type="float">
            <text:p>119810,4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26.818" calcext:value-type="float">
            <text:p>-126,818</text:p>
          </table:table-cell>
          <table:table-cell office:value-type="float" office:value="632575.2" calcext:value-type="float">
            <text:p>632575,2</text:p>
          </table:table-cell>
          <table:table-cell office:value-type="float" office:value="15.444" calcext:value-type="float">
            <text:p>15,4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70.966" calcext:value-type="float">
            <text:p>-270,966</text:p>
          </table:table-cell>
          <table:table-cell office:value-type="float" office:value="1278993" calcext:value-type="float">
            <text:p>1278993</text:p>
          </table:table-cell>
          <table:table-cell office:value-type="float" office:value="15.613" calcext:value-type="float">
            <text:p>15,6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42.699" calcext:value-type="float">
            <text:p>42,699</text:p>
          </table:table-cell>
          <table:table-cell office:value-type="float" office:value="2685079.8" calcext:value-type="float">
            <text:p>2685079,8</text:p>
          </table:table-cell>
          <table:table-cell office:value-type="float" office:value="16.388" calcext:value-type="float">
            <text:p>16,3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6.356" calcext:value-type="float">
            <text:p>-6,356</text:p>
          </table:table-cell>
          <table:table-cell office:value-type="float" office:value="3252.2" calcext:value-type="float">
            <text:p>3252,2</text:p>
          </table:table-cell>
          <table:table-cell office:value-type="float" office:value="8.469" calcext:value-type="float">
            <text:p>8,4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8.55" calcext:value-type="float">
            <text:p>-8,55</text:p>
          </table:table-cell>
          <table:table-cell office:value-type="float" office:value="9680.8" calcext:value-type="float">
            <text:p>9680,8</text:p>
          </table:table-cell>
          <table:table-cell office:value-type="float" office:value="8.403" calcext:value-type="float">
            <text:p>8,4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7.519" calcext:value-type="float">
            <text:p>-127,519</text:p>
          </table:table-cell>
          <table:table-cell office:value-type="float" office:value="148787.8" calcext:value-type="float">
            <text:p>148787,8</text:p>
          </table:table-cell>
          <table:table-cell office:value-type="float" office:value="14.53" calcext:value-type="float">
            <text:p>14,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30.875" calcext:value-type="float">
            <text:p>-30,875</text:p>
          </table:table-cell>
          <table:table-cell office:value-type="float" office:value="258463" calcext:value-type="float">
            <text:p>258463</text:p>
          </table:table-cell>
          <table:table-cell office:value-type="float" office:value="16.827" calcext:value-type="float">
            <text:p>16,8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26.818" calcext:value-type="float">
            <text:p>-126,818</text:p>
          </table:table-cell>
          <table:table-cell office:value-type="float" office:value="700728.4" calcext:value-type="float">
            <text:p>700728,4</text:p>
          </table:table-cell>
          <table:table-cell office:value-type="float" office:value="17.108" calcext:value-type="float">
            <text:p>17,1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70.966" calcext:value-type="float">
            <text:p>-270,966</text:p>
          </table:table-cell>
          <table:table-cell office:value-type="float" office:value="1430969.8" calcext:value-type="float">
            <text:p>1430969,8</text:p>
          </table:table-cell>
          <table:table-cell office:value-type="float" office:value="17.468" calcext:value-type="float">
            <text:p>17,4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42.699" calcext:value-type="float">
            <text:p>42,699</text:p>
          </table:table-cell>
          <table:table-cell office:value-type="float" office:value="2757719.8" calcext:value-type="float">
            <text:p>2757719,8</text:p>
          </table:table-cell>
          <table:table-cell office:value-type="float" office:value="16.832" calcext:value-type="float">
            <text:p>16,8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6.356" calcext:value-type="float">
            <text:p>-6,356</text:p>
          </table:table-cell>
          <table:table-cell office:value-type="float" office:value="3651.6" calcext:value-type="float">
            <text:p>3651,6</text:p>
          </table:table-cell>
          <table:table-cell office:value-type="float" office:value="9.509" calcext:value-type="float">
            <text:p>9,5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8.55" calcext:value-type="float">
            <text:p>-8,55</text:p>
          </table:table-cell>
          <table:table-cell office:value-type="float" office:value="9214" calcext:value-type="float">
            <text:p>9214</text:p>
          </table:table-cell>
          <table:table-cell office:value-type="float" office:value="7.998" calcext:value-type="float">
            <text:p>7,9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27.519" calcext:value-type="float">
            <text:p>-127,519</text:p>
          </table:table-cell>
          <table:table-cell office:value-type="float" office:value="174639.6" calcext:value-type="float">
            <text:p>174639,6</text:p>
          </table:table-cell>
          <table:table-cell office:value-type="float" office:value="17.055" calcext:value-type="float">
            <text:p>17,0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30.875" calcext:value-type="float">
            <text:p>-30,875</text:p>
          </table:table-cell>
          <table:table-cell office:value-type="float" office:value="270237.6" calcext:value-type="float">
            <text:p>270237,6</text:p>
          </table:table-cell>
          <table:table-cell office:value-type="float" office:value="17.594" calcext:value-type="float">
            <text:p>17,5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26.818" calcext:value-type="float">
            <text:p>-126,818</text:p>
          </table:table-cell>
          <table:table-cell office:value-type="float" office:value="735287" calcext:value-type="float">
            <text:p>735287</text:p>
          </table:table-cell>
          <table:table-cell office:value-type="float" office:value="17.951" calcext:value-type="float">
            <text:p>17,9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364.247" calcext:value-type="float">
            <text:p>364,247</text:p>
          </table:table-cell>
          <table:table-cell office:value-type="float" office:value="1469800.2" calcext:value-type="float">
            <text:p>1469800,2</text:p>
          </table:table-cell>
          <table:table-cell office:value-type="float" office:value="17.942" calcext:value-type="float">
            <text:p>17,9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951.809" calcext:value-type="float">
            <text:p>951,809</text:p>
          </table:table-cell>
          <table:table-cell office:value-type="float" office:value="2933888.4" calcext:value-type="float">
            <text:p>2933888,4</text:p>
          </table:table-cell>
          <table:table-cell office:value-type="float" office:value="17.907" calcext:value-type="float">
            <text:p>17,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59.472" calcext:value-type="float">
            <text:p>-59,472</text:p>
          </table:table-cell>
          <table:table-cell office:value-type="float" office:value="10872.8" calcext:value-type="float">
            <text:p>10872,8</text:p>
          </table:table-cell>
          <table:table-cell office:value-type="float" office:value="7.079" calcext:value-type="float">
            <text:p>7,0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108.805" calcext:value-type="float">
            <text:p>108,805</text:p>
          </table:table-cell>
          <table:table-cell office:value-type="float" office:value="32734" calcext:value-type="float">
            <text:p>32734</text:p>
          </table:table-cell>
          <table:table-cell office:value-type="float" office:value="7.104" calcext:value-type="float">
            <text:p>7,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174.929" calcext:value-type="float">
            <text:p>174,929</text:p>
          </table:table-cell>
          <table:table-cell office:value-type="float" office:value="292350" calcext:value-type="float">
            <text:p>292350</text:p>
          </table:table-cell>
          <table:table-cell office:value-type="float" office:value="7.137" calcext:value-type="float">
            <text:p>7,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228.05" calcext:value-type="float">
            <text:p>228,05</text:p>
          </table:table-cell>
          <table:table-cell office:value-type="float" office:value="439995.4" calcext:value-type="float">
            <text:p>439995,4</text:p>
          </table:table-cell>
          <table:table-cell office:value-type="float" office:value="7.161" calcext:value-type="float">
            <text:p>7,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951.809" calcext:value-type="float">
            <text:p>951,809</text:p>
          </table:table-cell>
          <table:table-cell office:value-type="float" office:value="1191976.2" calcext:value-type="float">
            <text:p>1191976,2</text:p>
          </table:table-cell>
          <table:table-cell office:value-type="float" office:value="7.275" calcext:value-type="float">
            <text:p>7,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-192.487" calcext:value-type="float">
            <text:p>-192,487</text:p>
          </table:table-cell>
          <table:table-cell office:value-type="float" office:value="2350172" calcext:value-type="float">
            <text:p>2350172</text:p>
          </table:table-cell>
          <table:table-cell office:value-type="float" office:value="7.172" calcext:value-type="float">
            <text:p>7,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369.586" calcext:value-type="float">
            <text:p>-369,586</text:p>
          </table:table-cell>
          <table:table-cell office:value-type="float" office:value="4702351.2" calcext:value-type="float">
            <text:p>4702351,2</text:p>
          </table:table-cell>
          <table:table-cell office:value-type="float" office:value="7.175" calcext:value-type="float">
            <text:p>7,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23.077" calcext:value-type="float">
            <text:p>-23,077</text:p>
          </table:table-cell>
          <table:table-cell office:value-type="float" office:value="2752.6" calcext:value-type="float">
            <text:p>2752,6</text:p>
          </table:table-cell>
          <table:table-cell office:value-type="float" office:value="7.168" calcext:value-type="float">
            <text:p>7,1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68.497" calcext:value-type="float">
            <text:p>-68,497</text:p>
          </table:table-cell>
          <table:table-cell office:value-type="float" office:value="8220.4" calcext:value-type="float">
            <text:p>8220,4</text:p>
          </table:table-cell>
          <table:table-cell office:value-type="float" office:value="7.136" calcext:value-type="float">
            <text:p>7,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33.373" calcext:value-type="float">
            <text:p>33,373</text:p>
          </table:table-cell>
          <table:table-cell office:value-type="float" office:value="73178.2" calcext:value-type="float">
            <text:p>73178,2</text:p>
          </table:table-cell>
          <table:table-cell office:value-type="float" office:value="7.146" calcext:value-type="float">
            <text:p>7,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97.227" calcext:value-type="float">
            <text:p>-97,227</text:p>
          </table:table-cell>
          <table:table-cell office:value-type="float" office:value="110322.4" calcext:value-type="float">
            <text:p>110322,4</text:p>
          </table:table-cell>
          <table:table-cell office:value-type="float" office:value="7.182" calcext:value-type="float">
            <text:p>7,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74.929" calcext:value-type="float">
            <text:p>174,929</text:p>
          </table:table-cell>
          <table:table-cell office:value-type="float" office:value="297326" calcext:value-type="float">
            <text:p>297326</text:p>
          </table:table-cell>
          <table:table-cell office:value-type="float" office:value="7.259" calcext:value-type="float">
            <text:p>7,2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364.247" calcext:value-type="float">
            <text:p>364,247</text:p>
          </table:table-cell>
          <table:table-cell office:value-type="float" office:value="591497" calcext:value-type="float">
            <text:p>591497</text:p>
          </table:table-cell>
          <table:table-cell office:value-type="float" office:value="7.22" calcext:value-type="float">
            <text:p>7,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951.809" calcext:value-type="float">
            <text:p>951,809</text:p>
          </table:table-cell>
          <table:table-cell office:value-type="float" office:value="1185187.8" calcext:value-type="float">
            <text:p>1185187,8</text:p>
          </table:table-cell>
          <table:table-cell office:value-type="float" office:value="7.234" calcext:value-type="float">
            <text:p>7,2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23.077" calcext:value-type="float">
            <text:p>-23,077</text:p>
          </table:table-cell>
          <table:table-cell office:value-type="float" office:value="2761.6" calcext:value-type="float">
            <text:p>2761,6</text:p>
          </table:table-cell>
          <table:table-cell office:value-type="float" office:value="7.192" calcext:value-type="float">
            <text:p>7,1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68.497" calcext:value-type="float">
            <text:p>-68,497</text:p>
          </table:table-cell>
          <table:table-cell office:value-type="float" office:value="8569.4" calcext:value-type="float">
            <text:p>8569,4</text:p>
          </table:table-cell>
          <table:table-cell office:value-type="float" office:value="7.439" calcext:value-type="float">
            <text:p>7,4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33.373" calcext:value-type="float">
            <text:p>33,373</text:p>
          </table:table-cell>
          <table:table-cell office:value-type="float" office:value="79017.6" calcext:value-type="float">
            <text:p>79017,6</text:p>
          </table:table-cell>
          <table:table-cell office:value-type="float" office:value="7.717" calcext:value-type="float">
            <text:p>7,7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97.227" calcext:value-type="float">
            <text:p>-97,227</text:p>
          </table:table-cell>
          <table:table-cell office:value-type="float" office:value="123946.2" calcext:value-type="float">
            <text:p>123946,2</text:p>
          </table:table-cell>
          <table:table-cell office:value-type="float" office:value="8.069" calcext:value-type="float">
            <text:p>8,0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74.929" calcext:value-type="float">
            <text:p>174,929</text:p>
          </table:table-cell>
          <table:table-cell office:value-type="float" office:value="636851" calcext:value-type="float">
            <text:p>636851</text:p>
          </table:table-cell>
          <table:table-cell office:value-type="float" office:value="15.548" calcext:value-type="float">
            <text:p>15,5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364.247" calcext:value-type="float">
            <text:p>364,247</text:p>
          </table:table-cell>
          <table:table-cell office:value-type="float" office:value="1278391.2" calcext:value-type="float">
            <text:p>1278391,2</text:p>
          </table:table-cell>
          <table:table-cell office:value-type="float" office:value="15.605" calcext:value-type="float">
            <text:p>15,6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951.809" calcext:value-type="float">
            <text:p>951,809</text:p>
          </table:table-cell>
          <table:table-cell office:value-type="float" office:value="2609417.4" calcext:value-type="float">
            <text:p>2609417,4</text:p>
          </table:table-cell>
          <table:table-cell office:value-type="float" office:value="15.927" calcext:value-type="float">
            <text:p>15,9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23.077" calcext:value-type="float">
            <text:p>-23,077</text:p>
          </table:table-cell>
          <table:table-cell office:value-type="float" office:value="6256.8" calcext:value-type="float">
            <text:p>6256,8</text:p>
          </table:table-cell>
          <table:table-cell office:value-type="float" office:value="16.294" calcext:value-type="float">
            <text:p>16,2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68.497" calcext:value-type="float">
            <text:p>-68,497</text:p>
          </table:table-cell>
          <table:table-cell office:value-type="float" office:value="9102.8" calcext:value-type="float">
            <text:p>9102,8</text:p>
          </table:table-cell>
          <table:table-cell office:value-type="float" office:value="7.902" calcext:value-type="float">
            <text:p>7,9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33.373" calcext:value-type="float">
            <text:p>33,373</text:p>
          </table:table-cell>
          <table:table-cell office:value-type="float" office:value="150387.2" calcext:value-type="float">
            <text:p>150387,2</text:p>
          </table:table-cell>
          <table:table-cell office:value-type="float" office:value="14.686" calcext:value-type="float">
            <text:p>14,6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97.227" calcext:value-type="float">
            <text:p>-97,227</text:p>
          </table:table-cell>
          <table:table-cell office:value-type="float" office:value="246318.6" calcext:value-type="float">
            <text:p>246318,6</text:p>
          </table:table-cell>
          <table:table-cell office:value-type="float" office:value="16.036" calcext:value-type="float">
            <text:p>16,0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74.929" calcext:value-type="float">
            <text:p>174,929</text:p>
          </table:table-cell>
          <table:table-cell office:value-type="float" office:value="688008.8" calcext:value-type="float">
            <text:p>688008,8</text:p>
          </table:table-cell>
          <table:table-cell office:value-type="float" office:value="16.797" calcext:value-type="float">
            <text:p>16,7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364.247" calcext:value-type="float">
            <text:p>364,247</text:p>
          </table:table-cell>
          <table:table-cell office:value-type="float" office:value="1425916.6" calcext:value-type="float">
            <text:p>1425916,6</text:p>
          </table:table-cell>
          <table:table-cell office:value-type="float" office:value="17.406" calcext:value-type="float">
            <text:p>17,4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951.809" calcext:value-type="float">
            <text:p>951,809</text:p>
          </table:table-cell>
          <table:table-cell office:value-type="float" office:value="2780221.8" calcext:value-type="float">
            <text:p>2780221,8</text:p>
          </table:table-cell>
          <table:table-cell office:value-type="float" office:value="16.969" calcext:value-type="float">
            <text:p>16,9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23.077" calcext:value-type="float">
            <text:p>-23,077</text:p>
          </table:table-cell>
          <table:table-cell office:value-type="float" office:value="3050.2" calcext:value-type="float">
            <text:p>3050,2</text:p>
          </table:table-cell>
          <table:table-cell office:value-type="float" office:value="7.943" calcext:value-type="float">
            <text:p>7,9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68.497" calcext:value-type="float">
            <text:p>-68,497</text:p>
          </table:table-cell>
          <table:table-cell office:value-type="float" office:value="9317.2" calcext:value-type="float">
            <text:p>9317,2</text:p>
          </table:table-cell>
          <table:table-cell office:value-type="float" office:value="8.088" calcext:value-type="float">
            <text:p>8,0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33.373" calcext:value-type="float">
            <text:p>33,373</text:p>
          </table:table-cell>
          <table:table-cell office:value-type="float" office:value="187676.8" calcext:value-type="float">
            <text:p>187676,8</text:p>
          </table:table-cell>
          <table:table-cell office:value-type="float" office:value="18.328" calcext:value-type="float">
            <text:p>18,3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97.227" calcext:value-type="float">
            <text:p>-97,227</text:p>
          </table:table-cell>
          <table:table-cell office:value-type="float" office:value="287484" calcext:value-type="float">
            <text:p>287484</text:p>
          </table:table-cell>
          <table:table-cell office:value-type="float" office:value="18.716" calcext:value-type="float">
            <text:p>18,7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74.929" calcext:value-type="float">
            <text:p>174,929</text:p>
          </table:table-cell>
          <table:table-cell office:value-type="float" office:value="735524.4" calcext:value-type="float">
            <text:p>735524,4</text:p>
          </table:table-cell>
          <table:table-cell office:value-type="float" office:value="17.957" calcext:value-type="float">
            <text:p>17,95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364.247" calcext:value-type="float">
            <text:p>364,247</text:p>
          </table:table-cell>
          <table:table-cell office:value-type="float" office:value="1464398.8" calcext:value-type="float">
            <text:p>1464398,8</text:p>
          </table:table-cell>
          <table:table-cell office:value-type="float" office:value="17.876" calcext:value-type="float">
            <text:p>17,8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951.809" calcext:value-type="float">
            <text:p>951,809</text:p>
          </table:table-cell>
          <table:table-cell office:value-type="float" office:value="2964361.2" calcext:value-type="float">
            <text:p>2964361,2</text:p>
          </table:table-cell>
          <table:table-cell office:value-type="float" office:value="18.093" calcext:value-type="float">
            <text:p>18,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37.134" calcext:value-type="float">
            <text:p>-37,134</text:p>
          </table:table-cell>
          <table:table-cell office:value-type="float" office:value="10858.8" calcext:value-type="float">
            <text:p>10858,8</text:p>
          </table:table-cell>
          <table:table-cell office:value-type="float" office:value="7.07" calcext:value-type="float">
            <text:p>7,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19.118" calcext:value-type="float">
            <text:p>-19,118</text:p>
          </table:table-cell>
          <table:table-cell office:value-type="float" office:value="32846.4" calcext:value-type="float">
            <text:p>32846,4</text:p>
          </table:table-cell>
          <table:table-cell office:value-type="float" office:value="7.128" calcext:value-type="float">
            <text:p>7,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78.266" calcext:value-type="float">
            <text:p>78,266</text:p>
          </table:table-cell>
          <table:table-cell office:value-type="float" office:value="294301.8" calcext:value-type="float">
            <text:p>294301,8</text:p>
          </table:table-cell>
          <table:table-cell office:value-type="float" office:value="7.185" calcext:value-type="float">
            <text:p>7,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143.829" calcext:value-type="float">
            <text:p>-143,829</text:p>
          </table:table-cell>
          <table:table-cell office:value-type="float" office:value="439954.8" calcext:value-type="float">
            <text:p>439954,8</text:p>
          </table:table-cell>
          <table:table-cell office:value-type="float" office:value="7.161" calcext:value-type="float">
            <text:p>7,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-794.596" calcext:value-type="float">
            <text:p>-794,596</text:p>
          </table:table-cell>
          <table:table-cell office:value-type="float" office:value="1197129.2" calcext:value-type="float">
            <text:p>1197129,2</text:p>
          </table:table-cell>
          <table:table-cell office:value-type="float" office:value="7.307" calcext:value-type="float">
            <text:p>7,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228.862" calcext:value-type="float">
            <text:p>228,862</text:p>
          </table:table-cell>
          <table:table-cell office:value-type="float" office:value="2347755.8" calcext:value-type="float">
            <text:p>2347755,8</text:p>
          </table:table-cell>
          <table:table-cell office:value-type="float" office:value="7.165" calcext:value-type="float">
            <text:p>7,1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315.399" calcext:value-type="float">
            <text:p>315,399</text:p>
          </table:table-cell>
          <table:table-cell office:value-type="float" office:value="4698117.4" calcext:value-type="float">
            <text:p>4698117,4</text:p>
          </table:table-cell>
          <table:table-cell office:value-type="float" office:value="7.169" calcext:value-type="float">
            <text:p>7,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5.07" calcext:value-type="float">
            <text:p>5,07</text:p>
          </table:table-cell>
          <table:table-cell office:value-type="float" office:value="2719.2" calcext:value-type="float">
            <text:p>2719,2</text:p>
          </table:table-cell>
          <table:table-cell office:value-type="float" office:value="7.081" calcext:value-type="float">
            <text:p>7,0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7.874" calcext:value-type="float">
            <text:p>-27,874</text:p>
          </table:table-cell>
          <table:table-cell office:value-type="float" office:value="8230.4" calcext:value-type="float">
            <text:p>8230,4</text:p>
          </table:table-cell>
          <table:table-cell office:value-type="float" office:value="7.144" calcext:value-type="float">
            <text:p>7,1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70.281" calcext:value-type="float">
            <text:p>170,281</text:p>
          </table:table-cell>
          <table:table-cell office:value-type="float" office:value="73219.8" calcext:value-type="float">
            <text:p>73219,8</text:p>
          </table:table-cell>
          <table:table-cell office:value-type="float" office:value="7.15" calcext:value-type="float">
            <text:p>7,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331.54" calcext:value-type="float">
            <text:p>331,54</text:p>
          </table:table-cell>
          <table:table-cell office:value-type="float" office:value="110129.6" calcext:value-type="float">
            <text:p>110129,6</text:p>
          </table:table-cell>
          <table:table-cell office:value-type="float" office:value="7.17" calcext:value-type="float">
            <text:p>7,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78.266" calcext:value-type="float">
            <text:p>78,266</text:p>
          </table:table-cell>
          <table:table-cell office:value-type="float" office:value="296932.6" calcext:value-type="float">
            <text:p>296932,6</text:p>
          </table:table-cell>
          <table:table-cell office:value-type="float" office:value="7.249" calcext:value-type="float">
            <text:p>7,2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56.876" calcext:value-type="float">
            <text:p>-256,876</text:p>
          </table:table-cell>
          <table:table-cell office:value-type="float" office:value="592342.8" calcext:value-type="float">
            <text:p>592342,8</text:p>
          </table:table-cell>
          <table:table-cell office:value-type="float" office:value="7.231" calcext:value-type="float">
            <text:p>7,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794.596" calcext:value-type="float">
            <text:p>-794,596</text:p>
          </table:table-cell>
          <table:table-cell office:value-type="float" office:value="1184916.6" calcext:value-type="float">
            <text:p>1184916,6</text:p>
          </table:table-cell>
          <table:table-cell office:value-type="float" office:value="7.232" calcext:value-type="float">
            <text:p>7,2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5.07" calcext:value-type="float">
            <text:p>5,07</text:p>
          </table:table-cell>
          <table:table-cell office:value-type="float" office:value="2742.6" calcext:value-type="float">
            <text:p>2742,6</text:p>
          </table:table-cell>
          <table:table-cell office:value-type="float" office:value="7.142" calcext:value-type="float">
            <text:p>7,1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7.874" calcext:value-type="float">
            <text:p>-27,874</text:p>
          </table:table-cell>
          <table:table-cell office:value-type="float" office:value="10362" calcext:value-type="float">
            <text:p>10362</text:p>
          </table:table-cell>
          <table:table-cell office:value-type="float" office:value="8.995" calcext:value-type="float">
            <text:p>8,9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70.281" calcext:value-type="float">
            <text:p>170,281</text:p>
          </table:table-cell>
          <table:table-cell office:value-type="float" office:value="77807.2" calcext:value-type="float">
            <text:p>77807,2</text:p>
          </table:table-cell>
          <table:table-cell office:value-type="float" office:value="7.598" calcext:value-type="float">
            <text:p>7,5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331.54" calcext:value-type="float">
            <text:p>331,54</text:p>
          </table:table-cell>
          <table:table-cell office:value-type="float" office:value="121807.2" calcext:value-type="float">
            <text:p>121807,2</text:p>
          </table:table-cell>
          <table:table-cell office:value-type="float" office:value="7.93" calcext:value-type="float">
            <text:p>7,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78.266" calcext:value-type="float">
            <text:p>78,266</text:p>
          </table:table-cell>
          <table:table-cell office:value-type="float" office:value="627672.4" calcext:value-type="float">
            <text:p>627672,4</text:p>
          </table:table-cell>
          <table:table-cell office:value-type="float" office:value="15.324" calcext:value-type="float">
            <text:p>15,3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56.876" calcext:value-type="float">
            <text:p>-256,876</text:p>
          </table:table-cell>
          <table:table-cell office:value-type="float" office:value="1288428.6" calcext:value-type="float">
            <text:p>1288428,6</text:p>
          </table:table-cell>
          <table:table-cell office:value-type="float" office:value="15.728" calcext:value-type="float">
            <text:p>15,7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794.596" calcext:value-type="float">
            <text:p>-794,596</text:p>
          </table:table-cell>
          <table:table-cell office:value-type="float" office:value="2600105.6" calcext:value-type="float">
            <text:p>2600105,6</text:p>
          </table:table-cell>
          <table:table-cell office:value-type="float" office:value="15.87" calcext:value-type="float">
            <text:p>15,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5.07" calcext:value-type="float">
            <text:p>5,07</text:p>
          </table:table-cell>
          <table:table-cell office:value-type="float" office:value="3750.2" calcext:value-type="float">
            <text:p>3750,2</text:p>
          </table:table-cell>
          <table:table-cell office:value-type="float" office:value="9.766" calcext:value-type="float">
            <text:p>9,7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7.874" calcext:value-type="float">
            <text:p>-27,874</text:p>
          </table:table-cell>
          <table:table-cell office:value-type="float" office:value="9856.6" calcext:value-type="float">
            <text:p>9856,6</text:p>
          </table:table-cell>
          <table:table-cell office:value-type="float" office:value="8.556" calcext:value-type="float">
            <text:p>8,5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70.281" calcext:value-type="float">
            <text:p>170,281</text:p>
          </table:table-cell>
          <table:table-cell office:value-type="float" office:value="154325.4" calcext:value-type="float">
            <text:p>154325,4</text:p>
          </table:table-cell>
          <table:table-cell office:value-type="float" office:value="15.071" calcext:value-type="float">
            <text:p>15,0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331.54" calcext:value-type="float">
            <text:p>331,54</text:p>
          </table:table-cell>
          <table:table-cell office:value-type="float" office:value="274844.2" calcext:value-type="float">
            <text:p>274844,2</text:p>
          </table:table-cell>
          <table:table-cell office:value-type="float" office:value="17.894" calcext:value-type="float">
            <text:p>17,8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78.266" calcext:value-type="float">
            <text:p>78,266</text:p>
          </table:table-cell>
          <table:table-cell office:value-type="float" office:value="669526.2" calcext:value-type="float">
            <text:p>669526,2</text:p>
          </table:table-cell>
          <table:table-cell office:value-type="float" office:value="16.346" calcext:value-type="float">
            <text:p>16,3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56.876" calcext:value-type="float">
            <text:p>-256,876</text:p>
          </table:table-cell>
          <table:table-cell office:value-type="float" office:value="1420162.6" calcext:value-type="float">
            <text:p>1420162,6</text:p>
          </table:table-cell>
          <table:table-cell office:value-type="float" office:value="17.336" calcext:value-type="float">
            <text:p>17,3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794.596" calcext:value-type="float">
            <text:p>-794,596</text:p>
          </table:table-cell>
          <table:table-cell office:value-type="float" office:value="2742607.8" calcext:value-type="float">
            <text:p>2742607,8</text:p>
          </table:table-cell>
          <table:table-cell office:value-type="float" office:value="16.74" calcext:value-type="float">
            <text:p>16,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5.07" calcext:value-type="float">
            <text:p>5,07</text:p>
          </table:table-cell>
          <table:table-cell office:value-type="float" office:value="3427.6" calcext:value-type="float">
            <text:p>3427,6</text:p>
          </table:table-cell>
          <table:table-cell office:value-type="float" office:value="8.926" calcext:value-type="float">
            <text:p>8,9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7.874" calcext:value-type="float">
            <text:p>-27,874</text:p>
          </table:table-cell>
          <table:table-cell office:value-type="float" office:value="9385.6" calcext:value-type="float">
            <text:p>9385,6</text:p>
          </table:table-cell>
          <table:table-cell office:value-type="float" office:value="8.147" calcext:value-type="float">
            <text:p>8,1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70.281" calcext:value-type="float">
            <text:p>170,281</text:p>
          </table:table-cell>
          <table:table-cell office:value-type="float" office:value="176669.4" calcext:value-type="float">
            <text:p>176669,4</text:p>
          </table:table-cell>
          <table:table-cell office:value-type="float" office:value="17.253" calcext:value-type="float">
            <text:p>17,2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331.54" calcext:value-type="float">
            <text:p>331,54</text:p>
          </table:table-cell>
          <table:table-cell office:value-type="float" office:value="273265.6" calcext:value-type="float">
            <text:p>273265,6</text:p>
          </table:table-cell>
          <table:table-cell office:value-type="float" office:value="17.791" calcext:value-type="float">
            <text:p>17,7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78.266" calcext:value-type="float">
            <text:p>78,266</text:p>
          </table:table-cell>
          <table:table-cell office:value-type="float" office:value="727767.8" calcext:value-type="float">
            <text:p>727767,8</text:p>
          </table:table-cell>
          <table:table-cell office:value-type="float" office:value="17.768" calcext:value-type="float">
            <text:p>17,7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56.876" calcext:value-type="float">
            <text:p>-256,876</text:p>
          </table:table-cell>
          <table:table-cell office:value-type="float" office:value="1460093.4" calcext:value-type="float">
            <text:p>1460093,4</text:p>
          </table:table-cell>
          <table:table-cell office:value-type="float" office:value="17.823" calcext:value-type="float">
            <text:p>17,8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794.596" calcext:value-type="float">
            <text:p>-794,596</text:p>
          </table:table-cell>
          <table:table-cell office:value-type="float" office:value="2939102.2" calcext:value-type="float">
            <text:p>2939102,2</text:p>
          </table:table-cell>
          <table:table-cell office:value-type="float" office:value="17.939" calcext:value-type="float">
            <text:p>17,9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37.134" calcext:value-type="float">
            <text:p>-37,134</text:p>
          </table:table-cell>
          <table:table-cell office:value-type="float" office:value="10860.6" calcext:value-type="float">
            <text:p>10860,6</text:p>
          </table:table-cell>
          <table:table-cell office:value-type="float" office:value="7.071" calcext:value-type="float">
            <text:p>7,0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19.118" calcext:value-type="float">
            <text:p>-19,118</text:p>
          </table:table-cell>
          <table:table-cell office:value-type="float" office:value="32704.6" calcext:value-type="float">
            <text:p>32704,6</text:p>
          </table:table-cell>
          <table:table-cell office:value-type="float" office:value="7.097" calcext:value-type="float">
            <text:p>7,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78.266" calcext:value-type="float">
            <text:p>78,266</text:p>
          </table:table-cell>
          <table:table-cell office:value-type="float" office:value="291509" calcext:value-type="float">
            <text:p>291509</text:p>
          </table:table-cell>
          <table:table-cell office:value-type="float" office:value="7.117" calcext:value-type="float">
            <text:p>7,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143.829" calcext:value-type="float">
            <text:p>-143,829</text:p>
          </table:table-cell>
          <table:table-cell office:value-type="float" office:value="439345.6" calcext:value-type="float">
            <text:p>439345,6</text:p>
          </table:table-cell>
          <table:table-cell office:value-type="float" office:value="7.151" calcext:value-type="float">
            <text:p>7,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-794.596" calcext:value-type="float">
            <text:p>-794,596</text:p>
          </table:table-cell>
          <table:table-cell office:value-type="float" office:value="1179119" calcext:value-type="float">
            <text:p>1179119</text:p>
          </table:table-cell>
          <table:table-cell office:value-type="float" office:value="7.197" calcext:value-type="float">
            <text:p>7,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228.862" calcext:value-type="float">
            <text:p>228,862</text:p>
          </table:table-cell>
          <table:table-cell office:value-type="float" office:value="2362853.6" calcext:value-type="float">
            <text:p>2362853,6</text:p>
          </table:table-cell>
          <table:table-cell office:value-type="float" office:value="7.211" calcext:value-type="float">
            <text:p>7,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315.399" calcext:value-type="float">
            <text:p>315,399</text:p>
          </table:table-cell>
          <table:table-cell office:value-type="float" office:value="4703984.8" calcext:value-type="float">
            <text:p>4703984,8</text:p>
          </table:table-cell>
          <table:table-cell office:value-type="float" office:value="7.178" calcext:value-type="float">
            <text:p>7,1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5.07" calcext:value-type="float">
            <text:p>5,07</text:p>
          </table:table-cell>
          <table:table-cell office:value-type="float" office:value="2719.6" calcext:value-type="float">
            <text:p>2719,6</text:p>
          </table:table-cell>
          <table:table-cell office:value-type="float" office:value="7.082" calcext:value-type="float">
            <text:p>7,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7.874" calcext:value-type="float">
            <text:p>-27,874</text:p>
          </table:table-cell>
          <table:table-cell office:value-type="float" office:value="8223.4" calcext:value-type="float">
            <text:p>8223,4</text:p>
          </table:table-cell>
          <table:table-cell office:value-type="float" office:value="7.138" calcext:value-type="float">
            <text:p>7,1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70.281" calcext:value-type="float">
            <text:p>170,281</text:p>
          </table:table-cell>
          <table:table-cell office:value-type="float" office:value="74074.6" calcext:value-type="float">
            <text:p>74074,6</text:p>
          </table:table-cell>
          <table:table-cell office:value-type="float" office:value="7.234" calcext:value-type="float">
            <text:p>7,2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331.54" calcext:value-type="float">
            <text:p>331,54</text:p>
          </table:table-cell>
          <table:table-cell office:value-type="float" office:value="111223.2" calcext:value-type="float">
            <text:p>111223,2</text:p>
          </table:table-cell>
          <table:table-cell office:value-type="float" office:value="7.241" calcext:value-type="float">
            <text:p>7,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78.266" calcext:value-type="float">
            <text:p>78,266</text:p>
          </table:table-cell>
          <table:table-cell office:value-type="float" office:value="296375.2" calcext:value-type="float">
            <text:p>296375,2</text:p>
          </table:table-cell>
          <table:table-cell office:value-type="float" office:value="7.236" calcext:value-type="float">
            <text:p>7,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56.876" calcext:value-type="float">
            <text:p>-256,876</text:p>
          </table:table-cell>
          <table:table-cell office:value-type="float" office:value="592946.4" calcext:value-type="float">
            <text:p>592946,4</text:p>
          </table:table-cell>
          <table:table-cell office:value-type="float" office:value="7.238" calcext:value-type="float">
            <text:p>7,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794.596" calcext:value-type="float">
            <text:p>-794,596</text:p>
          </table:table-cell>
          <table:table-cell office:value-type="float" office:value="1182936.8" calcext:value-type="float">
            <text:p>1182936,8</text:p>
          </table:table-cell>
          <table:table-cell office:value-type="float" office:value="7.22" calcext:value-type="float">
            <text:p>7,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5.07" calcext:value-type="float">
            <text:p>5,07</text:p>
          </table:table-cell>
          <table:table-cell office:value-type="float" office:value="2734" calcext:value-type="float">
            <text:p>2734</text:p>
          </table:table-cell>
          <table:table-cell office:value-type="float" office:value="7.12" calcext:value-type="float">
            <text:p>7,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7.874" calcext:value-type="float">
            <text:p>-27,874</text:p>
          </table:table-cell>
          <table:table-cell office:value-type="float" office:value="8598.6" calcext:value-type="float">
            <text:p>8598,6</text:p>
          </table:table-cell>
          <table:table-cell office:value-type="float" office:value="7.464" calcext:value-type="float">
            <text:p>7,4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70.281" calcext:value-type="float">
            <text:p>170,281</text:p>
          </table:table-cell>
          <table:table-cell office:value-type="float" office:value="80752" calcext:value-type="float">
            <text:p>80752</text:p>
          </table:table-cell>
          <table:table-cell office:value-type="float" office:value="7.886" calcext:value-type="float">
            <text:p>7,8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331.54" calcext:value-type="float">
            <text:p>331,54</text:p>
          </table:table-cell>
          <table:table-cell office:value-type="float" office:value="123486" calcext:value-type="float">
            <text:p>123486</text:p>
          </table:table-cell>
          <table:table-cell office:value-type="float" office:value="8.039" calcext:value-type="float">
            <text:p>8,0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78.266" calcext:value-type="float">
            <text:p>78,266</text:p>
          </table:table-cell>
          <table:table-cell office:value-type="float" office:value="624761" calcext:value-type="float">
            <text:p>624761</text:p>
          </table:table-cell>
          <table:table-cell office:value-type="float" office:value="15.253" calcext:value-type="float">
            <text:p>15,2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56.876" calcext:value-type="float">
            <text:p>-256,876</text:p>
          </table:table-cell>
          <table:table-cell office:value-type="float" office:value="1285593.8" calcext:value-type="float">
            <text:p>1285593,8</text:p>
          </table:table-cell>
          <table:table-cell office:value-type="float" office:value="15.693" calcext:value-type="float">
            <text:p>15,6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794.596" calcext:value-type="float">
            <text:p>-794,596</text:p>
          </table:table-cell>
          <table:table-cell office:value-type="float" office:value="2610171.4" calcext:value-type="float">
            <text:p>2610171,4</text:p>
          </table:table-cell>
          <table:table-cell office:value-type="float" office:value="15.931" calcext:value-type="float">
            <text:p>15,9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5.07" calcext:value-type="float">
            <text:p>5,07</text:p>
          </table:table-cell>
          <table:table-cell office:value-type="float" office:value="3366.4" calcext:value-type="float">
            <text:p>3366,4</text:p>
          </table:table-cell>
          <table:table-cell office:value-type="float" office:value="8.767" calcext:value-type="float">
            <text:p>8,7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27.874" calcext:value-type="float">
            <text:p>-27,874</text:p>
          </table:table-cell>
          <table:table-cell office:value-type="float" office:value="9505.4" calcext:value-type="float">
            <text:p>9505,4</text:p>
          </table:table-cell>
          <table:table-cell office:value-type="float" office:value="8.251" calcext:value-type="float">
            <text:p>8,2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70.281" calcext:value-type="float">
            <text:p>170,281</text:p>
          </table:table-cell>
          <table:table-cell office:value-type="float" office:value="149127.6" calcext:value-type="float">
            <text:p>149127,6</text:p>
          </table:table-cell>
          <table:table-cell office:value-type="float" office:value="14.563" calcext:value-type="float">
            <text:p>14,5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38.005" calcext:value-type="float">
            <text:p>138,005</text:p>
          </table:table-cell>
          <table:table-cell office:value-type="float" office:value="240687.6" calcext:value-type="float">
            <text:p>240687,6</text:p>
          </table:table-cell>
          <table:table-cell office:value-type="float" office:value="15.67" calcext:value-type="float">
            <text:p>15,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313.509" calcext:value-type="float">
            <text:p>313,509</text:p>
          </table:table-cell>
          <table:table-cell office:value-type="float" office:value="719632" calcext:value-type="float">
            <text:p>719632</text:p>
          </table:table-cell>
          <table:table-cell office:value-type="float" office:value="17.569" calcext:value-type="float">
            <text:p>17,5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555.146" calcext:value-type="float">
            <text:p>555,146</text:p>
          </table:table-cell>
          <table:table-cell office:value-type="float" office:value="1406360" calcext:value-type="float">
            <text:p>1406360</text:p>
          </table:table-cell>
          <table:table-cell office:value-type="float" office:value="17.167" calcext:value-type="float">
            <text:p>17,1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83.681" calcext:value-type="float">
            <text:p>-83,681</text:p>
          </table:table-cell>
          <table:table-cell office:value-type="float" office:value="2763415.2" calcext:value-type="float">
            <text:p>2763415,2</text:p>
          </table:table-cell>
          <table:table-cell office:value-type="float" office:value="16.867" calcext:value-type="float">
            <text:p>16,8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53.22" calcext:value-type="float">
            <text:p>53,22</text:p>
          </table:table-cell>
          <table:table-cell office:value-type="float" office:value="3960.6" calcext:value-type="float">
            <text:p>3960,6</text:p>
          </table:table-cell>
          <table:table-cell office:value-type="float" office:value="10.314" calcext:value-type="float">
            <text:p>10,3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48.187" calcext:value-type="float">
            <text:p>48,187</text:p>
          </table:table-cell>
          <table:table-cell office:value-type="float" office:value="8874.6" calcext:value-type="float">
            <text:p>8874,6</text:p>
          </table:table-cell>
          <table:table-cell office:value-type="float" office:value="7.704" calcext:value-type="float">
            <text:p>7,7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30.293" calcext:value-type="float">
            <text:p>130,293</text:p>
          </table:table-cell>
          <table:table-cell office:value-type="float" office:value="187640.2" calcext:value-type="float">
            <text:p>187640,2</text:p>
          </table:table-cell>
          <table:table-cell office:value-type="float" office:value="18.324" calcext:value-type="float">
            <text:p>18,3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38.005" calcext:value-type="float">
            <text:p>138,005</text:p>
          </table:table-cell>
          <table:table-cell office:value-type="float" office:value="281265.2" calcext:value-type="float">
            <text:p>281265,2</text:p>
          </table:table-cell>
          <table:table-cell office:value-type="float" office:value="18.312" calcext:value-type="float">
            <text:p>18,3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313.509" calcext:value-type="float">
            <text:p>313,509</text:p>
          </table:table-cell>
          <table:table-cell office:value-type="float" office:value="725819.8" calcext:value-type="float">
            <text:p>725819,8</text:p>
          </table:table-cell>
          <table:table-cell office:value-type="float" office:value="17.72" calcext:value-type="float">
            <text:p>17,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555.146" calcext:value-type="float">
            <text:p>555,146</text:p>
          </table:table-cell>
          <table:table-cell office:value-type="float" office:value="1475531.2" calcext:value-type="float">
            <text:p>1475531,2</text:p>
          </table:table-cell>
          <table:table-cell office:value-type="float" office:value="18.012" calcext:value-type="float">
            <text:p>18,0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83.681" calcext:value-type="float">
            <text:p>-83,681</text:p>
          </table:table-cell>
          <table:table-cell office:value-type="float" office:value="2939938.4" calcext:value-type="float">
            <text:p>2939938,4</text:p>
          </table:table-cell>
          <table:table-cell office:value-type="float" office:value="17.944" calcext:value-type="float">
            <text:p>17,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62.136" calcext:value-type="float">
            <text:p>62,136</text:p>
          </table:table-cell>
          <table:table-cell office:value-type="float" office:value="10877.6" calcext:value-type="float">
            <text:p>10877,6</text:p>
          </table:table-cell>
          <table:table-cell office:value-type="float" office:value="7.082" calcext:value-type="float">
            <text:p>7,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128.554" calcext:value-type="float">
            <text:p>128,554</text:p>
          </table:table-cell>
          <table:table-cell office:value-type="float" office:value="32846.2" calcext:value-type="float">
            <text:p>32846,2</text:p>
          </table:table-cell>
          <table:table-cell office:value-type="float" office:value="7.128" calcext:value-type="float">
            <text:p>7,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313.509" calcext:value-type="float">
            <text:p>313,509</text:p>
          </table:table-cell>
          <table:table-cell office:value-type="float" office:value="293240.8" calcext:value-type="float">
            <text:p>293240,8</text:p>
          </table:table-cell>
          <table:table-cell office:value-type="float" office:value="7.159" calcext:value-type="float">
            <text:p>7,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528.867" calcext:value-type="float">
            <text:p>528,867</text:p>
          </table:table-cell>
          <table:table-cell office:value-type="float" office:value="440441" calcext:value-type="float">
            <text:p>440441</text:p>
          </table:table-cell>
          <table:table-cell office:value-type="float" office:value="7.169" calcext:value-type="float">
            <text:p>7,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-83.681" calcext:value-type="float">
            <text:p>-83,681</text:p>
          </table:table-cell>
          <table:table-cell office:value-type="float" office:value="1197836.2" calcext:value-type="float">
            <text:p>1197836,2</text:p>
          </table:table-cell>
          <table:table-cell office:value-type="float" office:value="7.311" calcext:value-type="float">
            <text:p>7,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-537.893" calcext:value-type="float">
            <text:p>-537,893</text:p>
          </table:table-cell>
          <table:table-cell office:value-type="float" office:value="2378097" calcext:value-type="float">
            <text:p>2378097</text:p>
          </table:table-cell>
          <table:table-cell office:value-type="float" office:value="7.257" calcext:value-type="float">
            <text:p>7,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1781.824" calcext:value-type="float">
            <text:p>-1781,824</text:p>
          </table:table-cell>
          <table:table-cell office:value-type="float" office:value="4706907.6" calcext:value-type="float">
            <text:p>4706907,6</text:p>
          </table:table-cell>
          <table:table-cell office:value-type="float" office:value="7.182" calcext:value-type="float">
            <text:p>7,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53.22" calcext:value-type="float">
            <text:p>53,22</text:p>
          </table:table-cell>
          <table:table-cell office:value-type="float" office:value="2709.2" calcext:value-type="float">
            <text:p>2709,2</text:p>
          </table:table-cell>
          <table:table-cell office:value-type="float" office:value="7.055" calcext:value-type="float">
            <text:p>7,0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48.187" calcext:value-type="float">
            <text:p>48,187</text:p>
          </table:table-cell>
          <table:table-cell office:value-type="float" office:value="8231" calcext:value-type="float">
            <text:p>8231</text:p>
          </table:table-cell>
          <table:table-cell office:value-type="float" office:value="7.145" calcext:value-type="float">
            <text:p>7,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30.293" calcext:value-type="float">
            <text:p>130,293</text:p>
          </table:table-cell>
          <table:table-cell office:value-type="float" office:value="73277.8" calcext:value-type="float">
            <text:p>73277,8</text:p>
          </table:table-cell>
          <table:table-cell office:value-type="float" office:value="7.156" calcext:value-type="float">
            <text:p>7,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38.005" calcext:value-type="float">
            <text:p>138,005</text:p>
          </table:table-cell>
          <table:table-cell office:value-type="float" office:value="112464.2" calcext:value-type="float">
            <text:p>112464,2</text:p>
          </table:table-cell>
          <table:table-cell office:value-type="float" office:value="7.322" calcext:value-type="float">
            <text:p>7,3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313.509" calcext:value-type="float">
            <text:p>313,509</text:p>
          </table:table-cell>
          <table:table-cell office:value-type="float" office:value="304982" calcext:value-type="float">
            <text:p>304982</text:p>
          </table:table-cell>
          <table:table-cell office:value-type="float" office:value="7.446" calcext:value-type="float">
            <text:p>7,4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555.146" calcext:value-type="float">
            <text:p>555,146</text:p>
          </table:table-cell>
          <table:table-cell office:value-type="float" office:value="592746" calcext:value-type="float">
            <text:p>592746</text:p>
          </table:table-cell>
          <table:table-cell office:value-type="float" office:value="7.236" calcext:value-type="float">
            <text:p>7,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83.681" calcext:value-type="float">
            <text:p>-83,681</text:p>
          </table:table-cell>
          <table:table-cell office:value-type="float" office:value="1183665.6" calcext:value-type="float">
            <text:p>1183665,6</text:p>
          </table:table-cell>
          <table:table-cell office:value-type="float" office:value="7.225" calcext:value-type="float">
            <text:p>7,2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53.22" calcext:value-type="float">
            <text:p>53,22</text:p>
          </table:table-cell>
          <table:table-cell office:value-type="float" office:value="2758.2" calcext:value-type="float">
            <text:p>2758,2</text:p>
          </table:table-cell>
          <table:table-cell office:value-type="float" office:value="7.183" calcext:value-type="float">
            <text:p>7,1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48.187" calcext:value-type="float">
            <text:p>48,187</text:p>
          </table:table-cell>
          <table:table-cell office:value-type="float" office:value="8638" calcext:value-type="float">
            <text:p>8638</text:p>
          </table:table-cell>
          <table:table-cell office:value-type="float" office:value="7.498" calcext:value-type="float">
            <text:p>7,4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30.293" calcext:value-type="float">
            <text:p>130,293</text:p>
          </table:table-cell>
          <table:table-cell office:value-type="float" office:value="77325.8" calcext:value-type="float">
            <text:p>77325,8</text:p>
          </table:table-cell>
          <table:table-cell office:value-type="float" office:value="7.551" calcext:value-type="float">
            <text:p>7,5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38.005" calcext:value-type="float">
            <text:p>138,005</text:p>
          </table:table-cell>
          <table:table-cell office:value-type="float" office:value="121555.6" calcext:value-type="float">
            <text:p>121555,6</text:p>
          </table:table-cell>
          <table:table-cell office:value-type="float" office:value="7.914" calcext:value-type="float">
            <text:p>7,9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313.509" calcext:value-type="float">
            <text:p>313,509</text:p>
          </table:table-cell>
          <table:table-cell office:value-type="float" office:value="633447.2" calcext:value-type="float">
            <text:p>633447,2</text:p>
          </table:table-cell>
          <table:table-cell office:value-type="float" office:value="15.465" calcext:value-type="float">
            <text:p>15,4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555.146" calcext:value-type="float">
            <text:p>555,146</text:p>
          </table:table-cell>
          <table:table-cell office:value-type="float" office:value="1310395.8" calcext:value-type="float">
            <text:p>1310395,8</text:p>
          </table:table-cell>
          <table:table-cell office:value-type="float" office:value="15.996" calcext:value-type="float">
            <text:p>15,9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83.681" calcext:value-type="float">
            <text:p>-83,681</text:p>
          </table:table-cell>
          <table:table-cell office:value-type="float" office:value="2620294.4" calcext:value-type="float">
            <text:p>2620294,4</text:p>
          </table:table-cell>
          <table:table-cell office:value-type="float" office:value="15.993" calcext:value-type="float">
            <text:p>15,9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53.22" calcext:value-type="float">
            <text:p>53,22</text:p>
          </table:table-cell>
          <table:table-cell office:value-type="float" office:value="3355.4" calcext:value-type="float">
            <text:p>3355,4</text:p>
          </table:table-cell>
          <table:table-cell office:value-type="float" office:value="8.738" calcext:value-type="float">
            <text:p>8,7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48.187" calcext:value-type="float">
            <text:p>48,187</text:p>
          </table:table-cell>
          <table:table-cell office:value-type="float" office:value="9514.8" calcext:value-type="float">
            <text:p>9514,8</text:p>
          </table:table-cell>
          <table:table-cell office:value-type="float" office:value="8.259" calcext:value-type="float">
            <text:p>8,2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30.293" calcext:value-type="float">
            <text:p>130,293</text:p>
          </table:table-cell>
          <table:table-cell office:value-type="float" office:value="154846.4" calcext:value-type="float">
            <text:p>154846,4</text:p>
          </table:table-cell>
          <table:table-cell office:value-type="float" office:value="15.122" calcext:value-type="float">
            <text:p>15,1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38.005" calcext:value-type="float">
            <text:p>138,005</text:p>
          </table:table-cell>
          <table:table-cell office:value-type="float" office:value="248101" calcext:value-type="float">
            <text:p>248101</text:p>
          </table:table-cell>
          <table:table-cell office:value-type="float" office:value="16.152" calcext:value-type="float">
            <text:p>16,1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313.509" calcext:value-type="float">
            <text:p>313,509</text:p>
          </table:table-cell>
          <table:table-cell office:value-type="float" office:value="693909.4" calcext:value-type="float">
            <text:p>693909,4</text:p>
          </table:table-cell>
          <table:table-cell office:value-type="float" office:value="16.941" calcext:value-type="float">
            <text:p>16,9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555.146" calcext:value-type="float">
            <text:p>555,146</text:p>
          </table:table-cell>
          <table:table-cell office:value-type="float" office:value="1383837.6" calcext:value-type="float">
            <text:p>1383837,6</text:p>
          </table:table-cell>
          <table:table-cell office:value-type="float" office:value="16.893" calcext:value-type="float">
            <text:p>16,8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83.681" calcext:value-type="float">
            <text:p>-83,681</text:p>
          </table:table-cell>
          <table:table-cell office:value-type="float" office:value="2805411.8" calcext:value-type="float">
            <text:p>2805411,8</text:p>
          </table:table-cell>
          <table:table-cell office:value-type="float" office:value="17.123" calcext:value-type="float">
            <text:p>17,1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53.22" calcext:value-type="float">
            <text:p>53,22</text:p>
          </table:table-cell>
          <table:table-cell office:value-type="float" office:value="3849" calcext:value-type="float">
            <text:p>3849</text:p>
          </table:table-cell>
          <table:table-cell office:value-type="float" office:value="10.023" calcext:value-type="float">
            <text:p>10,0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48.187" calcext:value-type="float">
            <text:p>48,187</text:p>
          </table:table-cell>
          <table:table-cell office:value-type="float" office:value="9892.4" calcext:value-type="float">
            <text:p>9892,4</text:p>
          </table:table-cell>
          <table:table-cell office:value-type="float" office:value="8.587" calcext:value-type="float">
            <text:p>8,5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30.293" calcext:value-type="float">
            <text:p>130,293</text:p>
          </table:table-cell>
          <table:table-cell office:value-type="float" office:value="194815.2" calcext:value-type="float">
            <text:p>194815,2</text:p>
          </table:table-cell>
          <table:table-cell office:value-type="float" office:value="19.025" calcext:value-type="float">
            <text:p>19,0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38.005" calcext:value-type="float">
            <text:p>138,005</text:p>
          </table:table-cell>
          <table:table-cell office:value-type="float" office:value="276591.4" calcext:value-type="float">
            <text:p>276591,4</text:p>
          </table:table-cell>
          <table:table-cell office:value-type="float" office:value="18.007" calcext:value-type="float">
            <text:p>18,0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313.509" calcext:value-type="float">
            <text:p>313,509</text:p>
          </table:table-cell>
          <table:table-cell office:value-type="float" office:value="729113.8" calcext:value-type="float">
            <text:p>729113,8</text:p>
          </table:table-cell>
          <table:table-cell office:value-type="float" office:value="17.801" calcext:value-type="float">
            <text:p>17,8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93.418" calcext:value-type="float">
            <text:p>-93,418</text:p>
          </table:table-cell>
          <table:table-cell office:value-type="float" office:value="1472505.2" calcext:value-type="float">
            <text:p>1472505,2</text:p>
          </table:table-cell>
          <table:table-cell office:value-type="float" office:value="17.975" calcext:value-type="float">
            <text:p>17,9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250.912" calcext:value-type="float">
            <text:p>-250,912</text:p>
          </table:table-cell>
          <table:table-cell office:value-type="float" office:value="2941755.4" calcext:value-type="float">
            <text:p>2941755,4</text:p>
          </table:table-cell>
          <table:table-cell office:value-type="float" office:value="17.955" calcext:value-type="float">
            <text:p>17,9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5.104" calcext:value-type="float">
            <text:p>-5,104</text:p>
          </table:table-cell>
          <table:table-cell office:value-type="float" office:value="11840.4" calcext:value-type="float">
            <text:p>11840,4</text:p>
          </table:table-cell>
          <table:table-cell office:value-type="float" office:value="7.709" calcext:value-type="float">
            <text:p>7,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17.868" calcext:value-type="float">
            <text:p>-17,868</text:p>
          </table:table-cell>
          <table:table-cell office:value-type="float" office:value="32842.4" calcext:value-type="float">
            <text:p>32842,4</text:p>
          </table:table-cell>
          <table:table-cell office:value-type="float" office:value="7.127" calcext:value-type="float">
            <text:p>7,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54.443" calcext:value-type="float">
            <text:p>-54,443</text:p>
          </table:table-cell>
          <table:table-cell office:value-type="float" office:value="291764.2" calcext:value-type="float">
            <text:p>291764,2</text:p>
          </table:table-cell>
          <table:table-cell office:value-type="float" office:value="7.123" calcext:value-type="float">
            <text:p>7,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219.745" calcext:value-type="float">
            <text:p>-219,745</text:p>
          </table:table-cell>
          <table:table-cell office:value-type="float" office:value="439520.8" calcext:value-type="float">
            <text:p>439520,8</text:p>
          </table:table-cell>
          <table:table-cell office:value-type="float" office:value="7.154" calcext:value-type="float">
            <text:p>7,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-250.912" calcext:value-type="float">
            <text:p>-250,912</text:p>
          </table:table-cell>
          <table:table-cell office:value-type="float" office:value="1175701.2" calcext:value-type="float">
            <text:p>1175701,2</text:p>
          </table:table-cell>
          <table:table-cell office:value-type="float" office:value="7.176" calcext:value-type="float">
            <text:p>7,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243.723" calcext:value-type="float">
            <text:p>243,723</text:p>
          </table:table-cell>
          <table:table-cell office:value-type="float" office:value="2366070.8" calcext:value-type="float">
            <text:p>2366070,8</text:p>
          </table:table-cell>
          <table:table-cell office:value-type="float" office:value="7.221" calcext:value-type="float">
            <text:p>7,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721.776" calcext:value-type="float">
            <text:p>-721,776</text:p>
          </table:table-cell>
          <table:table-cell office:value-type="float" office:value="4702883.2" calcext:value-type="float">
            <text:p>4702883,2</text:p>
          </table:table-cell>
          <table:table-cell office:value-type="float" office:value="7.176" calcext:value-type="float">
            <text:p>7,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20.303" calcext:value-type="float">
            <text:p>-20,303</text:p>
          </table:table-cell>
          <table:table-cell office:value-type="float" office:value="3864.2" calcext:value-type="float">
            <text:p>3864,2</text:p>
          </table:table-cell>
          <table:table-cell office:value-type="float" office:value="10.063" calcext:value-type="float">
            <text:p>10,0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5.347" calcext:value-type="float">
            <text:p>-5,347</text:p>
          </table:table-cell>
          <table:table-cell office:value-type="float" office:value="8226.4" calcext:value-type="float">
            <text:p>8226,4</text:p>
          </table:table-cell>
          <table:table-cell office:value-type="float" office:value="7.141" calcext:value-type="float">
            <text:p>7,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8.761" calcext:value-type="float">
            <text:p>-18,761</text:p>
          </table:table-cell>
          <table:table-cell office:value-type="float" office:value="74620" calcext:value-type="float">
            <text:p>74620</text:p>
          </table:table-cell>
          <table:table-cell office:value-type="float" office:value="7.287" calcext:value-type="float">
            <text:p>7,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58.47" calcext:value-type="float">
            <text:p>-58,47</text:p>
          </table:table-cell>
          <table:table-cell office:value-type="float" office:value="111261" calcext:value-type="float">
            <text:p>111261</text:p>
          </table:table-cell>
          <table:table-cell office:value-type="float" office:value="7.244" calcext:value-type="float">
            <text:p>7,2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54.443" calcext:value-type="float">
            <text:p>-54,443</text:p>
          </table:table-cell>
          <table:table-cell office:value-type="float" office:value="301192.6" calcext:value-type="float">
            <text:p>301192,6</text:p>
          </table:table-cell>
          <table:table-cell office:value-type="float" office:value="7.353" calcext:value-type="float">
            <text:p>7,3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93.418" calcext:value-type="float">
            <text:p>-93,418</text:p>
          </table:table-cell>
          <table:table-cell office:value-type="float" office:value="591670.4" calcext:value-type="float">
            <text:p>591670,4</text:p>
          </table:table-cell>
          <table:table-cell office:value-type="float" office:value="7.223" calcext:value-type="float">
            <text:p>7,2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250.912" calcext:value-type="float">
            <text:p>-250,912</text:p>
          </table:table-cell>
          <table:table-cell office:value-type="float" office:value="1183708" calcext:value-type="float">
            <text:p>1183708</text:p>
          </table:table-cell>
          <table:table-cell office:value-type="float" office:value="7.225" calcext:value-type="float">
            <text:p>7,2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20.303" calcext:value-type="float">
            <text:p>-20,303</text:p>
          </table:table-cell>
          <table:table-cell office:value-type="float" office:value="2761.8" calcext:value-type="float">
            <text:p>2761,8</text:p>
          </table:table-cell>
          <table:table-cell office:value-type="float" office:value="7.192" calcext:value-type="float">
            <text:p>7,1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5.347" calcext:value-type="float">
            <text:p>-5,347</text:p>
          </table:table-cell>
          <table:table-cell office:value-type="float" office:value="8579.4" calcext:value-type="float">
            <text:p>8579,4</text:p>
          </table:table-cell>
          <table:table-cell office:value-type="float" office:value="7.447" calcext:value-type="float">
            <text:p>7,4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8.761" calcext:value-type="float">
            <text:p>-18,761</text:p>
          </table:table-cell>
          <table:table-cell office:value-type="float" office:value="77761.2" calcext:value-type="float">
            <text:p>77761,2</text:p>
          </table:table-cell>
          <table:table-cell office:value-type="float" office:value="7.594" calcext:value-type="float">
            <text:p>7,5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58.47" calcext:value-type="float">
            <text:p>-58,47</text:p>
          </table:table-cell>
          <table:table-cell office:value-type="float" office:value="128688.2" calcext:value-type="float">
            <text:p>128688,2</text:p>
          </table:table-cell>
          <table:table-cell office:value-type="float" office:value="8.378" calcext:value-type="float">
            <text:p>8,3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54.443" calcext:value-type="float">
            <text:p>-54,443</text:p>
          </table:table-cell>
          <table:table-cell office:value-type="float" office:value="639302.8" calcext:value-type="float">
            <text:p>639302,8</text:p>
          </table:table-cell>
          <table:table-cell office:value-type="float" office:value="15.608" calcext:value-type="float">
            <text:p>15,6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93.418" calcext:value-type="float">
            <text:p>-93,418</text:p>
          </table:table-cell>
          <table:table-cell office:value-type="float" office:value="1289255.2" calcext:value-type="float">
            <text:p>1289255,2</text:p>
          </table:table-cell>
          <table:table-cell office:value-type="float" office:value="15.738" calcext:value-type="float">
            <text:p>15,7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250.912" calcext:value-type="float">
            <text:p>-250,912</text:p>
          </table:table-cell>
          <table:table-cell office:value-type="float" office:value="2663971" calcext:value-type="float">
            <text:p>2663971</text:p>
          </table:table-cell>
          <table:table-cell office:value-type="float" office:value="16.26" calcext:value-type="float">
            <text:p>16,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20.303" calcext:value-type="float">
            <text:p>-20,303</text:p>
          </table:table-cell>
          <table:table-cell office:value-type="float" office:value="6572" calcext:value-type="float">
            <text:p>6572</text:p>
          </table:table-cell>
          <table:table-cell office:value-type="float" office:value="17.115" calcext:value-type="float">
            <text:p>17,1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5.347" calcext:value-type="float">
            <text:p>-5,347</text:p>
          </table:table-cell>
          <table:table-cell office:value-type="float" office:value="9682.4" calcext:value-type="float">
            <text:p>9682,4</text:p>
          </table:table-cell>
          <table:table-cell office:value-type="float" office:value="8.405" calcext:value-type="float">
            <text:p>8,4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8.761" calcext:value-type="float">
            <text:p>-18,761</text:p>
          </table:table-cell>
          <table:table-cell office:value-type="float" office:value="147382.4" calcext:value-type="float">
            <text:p>147382,4</text:p>
          </table:table-cell>
          <table:table-cell office:value-type="float" office:value="14.393" calcext:value-type="float">
            <text:p>14,3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58.47" calcext:value-type="float">
            <text:p>-58,47</text:p>
          </table:table-cell>
          <table:table-cell office:value-type="float" office:value="247786" calcext:value-type="float">
            <text:p>247786</text:p>
          </table:table-cell>
          <table:table-cell office:value-type="float" office:value="16.132" calcext:value-type="float">
            <text:p>16,1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54.443" calcext:value-type="float">
            <text:p>-54,443</text:p>
          </table:table-cell>
          <table:table-cell office:value-type="float" office:value="686288.4" calcext:value-type="float">
            <text:p>686288,4</text:p>
          </table:table-cell>
          <table:table-cell office:value-type="float" office:value="16.755" calcext:value-type="float">
            <text:p>16,7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93.418" calcext:value-type="float">
            <text:p>-93,418</text:p>
          </table:table-cell>
          <table:table-cell office:value-type="float" office:value="1475532" calcext:value-type="float">
            <text:p>1475532</text:p>
          </table:table-cell>
          <table:table-cell office:value-type="float" office:value="18.012" calcext:value-type="float">
            <text:p>18,0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250.912" calcext:value-type="float">
            <text:p>-250,912</text:p>
          </table:table-cell>
          <table:table-cell office:value-type="float" office:value="2791272.8" calcext:value-type="float">
            <text:p>2791272,8</text:p>
          </table:table-cell>
          <table:table-cell office:value-type="float" office:value="17.037" calcext:value-type="float">
            <text:p>17,0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20.303" calcext:value-type="float">
            <text:p>-20,303</text:p>
          </table:table-cell>
          <table:table-cell office:value-type="float" office:value="3157.4" calcext:value-type="float">
            <text:p>3157,4</text:p>
          </table:table-cell>
          <table:table-cell office:value-type="float" office:value="8.222" calcext:value-type="float">
            <text:p>8,2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5.347" calcext:value-type="float">
            <text:p>-5,347</text:p>
          </table:table-cell>
          <table:table-cell office:value-type="float" office:value="9621.4" calcext:value-type="float">
            <text:p>9621,4</text:p>
          </table:table-cell>
          <table:table-cell office:value-type="float" office:value="8.352" calcext:value-type="float">
            <text:p>8,3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8.761" calcext:value-type="float">
            <text:p>-18,761</text:p>
          </table:table-cell>
          <table:table-cell office:value-type="float" office:value="194045.4" calcext:value-type="float">
            <text:p>194045,4</text:p>
          </table:table-cell>
          <table:table-cell office:value-type="float" office:value="18.95" calcext:value-type="float">
            <text:p>18,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58.47" calcext:value-type="float">
            <text:p>-58,47</text:p>
          </table:table-cell>
          <table:table-cell office:value-type="float" office:value="279996.8" calcext:value-type="float">
            <text:p>279996,8</text:p>
          </table:table-cell>
          <table:table-cell office:value-type="float" office:value="18.229" calcext:value-type="float">
            <text:p>18,2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54.443" calcext:value-type="float">
            <text:p>-54,443</text:p>
          </table:table-cell>
          <table:table-cell office:value-type="float" office:value="736431" calcext:value-type="float">
            <text:p>736431</text:p>
          </table:table-cell>
          <table:table-cell office:value-type="float" office:value="17.979" calcext:value-type="float">
            <text:p>17,9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93.418" calcext:value-type="float">
            <text:p>-93,418</text:p>
          </table:table-cell>
          <table:table-cell office:value-type="float" office:value="1465516.8" calcext:value-type="float">
            <text:p>1465516,8</text:p>
          </table:table-cell>
          <table:table-cell office:value-type="float" office:value="17.89" calcext:value-type="float">
            <text:p>17,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250.912" calcext:value-type="float">
            <text:p>-250,912</text:p>
          </table:table-cell>
          <table:table-cell office:value-type="float" office:value="2934783.6" calcext:value-type="float">
            <text:p>2934783,6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-5.104" calcext:value-type="float">
            <text:p>-5,104</text:p>
          </table:table-cell>
          <table:table-cell office:value-type="float" office:value="10867.4" calcext:value-type="float">
            <text:p>10867,4</text:p>
          </table:table-cell>
          <table:table-cell office:value-type="float" office:value="7.075" calcext:value-type="float">
            <text:p>7,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-17.868" calcext:value-type="float">
            <text:p>-17,868</text:p>
          </table:table-cell>
          <table:table-cell office:value-type="float" office:value="32699.8" calcext:value-type="float">
            <text:p>32699,8</text:p>
          </table:table-cell>
          <table:table-cell office:value-type="float" office:value="7.096" calcext:value-type="float">
            <text:p>7,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-54.443" calcext:value-type="float">
            <text:p>-54,443</text:p>
          </table:table-cell>
          <table:table-cell office:value-type="float" office:value="292742.2" calcext:value-type="float">
            <text:p>292742,2</text:p>
          </table:table-cell>
          <table:table-cell office:value-type="float" office:value="7.147" calcext:value-type="float">
            <text:p>7,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219.745" calcext:value-type="float">
            <text:p>-219,745</text:p>
          </table:table-cell>
          <table:table-cell office:value-type="float" office:value="440427" calcext:value-type="float">
            <text:p>440427</text:p>
          </table:table-cell>
          <table:table-cell office:value-type="float" office:value="7.168" calcext:value-type="float">
            <text:p>7,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-250.912" calcext:value-type="float">
            <text:p>-250,912</text:p>
          </table:table-cell>
          <table:table-cell office:value-type="float" office:value="1173058.4" calcext:value-type="float">
            <text:p>1173058,4</text:p>
          </table:table-cell>
          <table:table-cell office:value-type="float" office:value="7.16" calcext:value-type="float">
            <text:p>7,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-198.127" calcext:value-type="float">
            <text:p>-198,127</text:p>
          </table:table-cell>
          <table:table-cell office:value-type="float" office:value="2367196.8" calcext:value-type="float">
            <text:p>2367196,8</text:p>
          </table:table-cell>
          <table:table-cell office:value-type="float" office:value="7.224" calcext:value-type="float">
            <text:p>7,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1598.942" calcext:value-type="float">
            <text:p>-1598,942</text:p>
          </table:table-cell>
          <table:table-cell office:value-type="float" office:value="4699800.8" calcext:value-type="float">
            <text:p>4699800,8</text:p>
          </table:table-cell>
          <table:table-cell office:value-type="float" office:value="7.171" calcext:value-type="float">
            <text:p>7,1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0.436" calcext:value-type="float">
            <text:p>-0,436</text:p>
          </table:table-cell>
          <table:table-cell office:value-type="float" office:value="2737.4" calcext:value-type="float">
            <text:p>2737,4</text:p>
          </table:table-cell>
          <table:table-cell office:value-type="float" office:value="7.129" calcext:value-type="float">
            <text:p>7,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29.7" calcext:value-type="float">
            <text:p>29,7</text:p>
          </table:table-cell>
          <table:table-cell office:value-type="float" office:value="8230" calcext:value-type="float">
            <text:p>8230</text:p>
          </table:table-cell>
          <table:table-cell office:value-type="float" office:value="7.144" calcext:value-type="float">
            <text:p>7,1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75.662" calcext:value-type="float">
            <text:p>-75,662</text:p>
          </table:table-cell>
          <table:table-cell office:value-type="float" office:value="73204" calcext:value-type="float">
            <text:p>73204</text:p>
          </table:table-cell>
          <table:table-cell office:value-type="float" office:value="7.149" calcext:value-type="float">
            <text:p>7,1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2.556" calcext:value-type="float">
            <text:p>-42,556</text:p>
          </table:table-cell>
          <table:table-cell office:value-type="float" office:value="111689.6" calcext:value-type="float">
            <text:p>111689,6</text:p>
          </table:table-cell>
          <table:table-cell office:value-type="float" office:value="7.271" calcext:value-type="float">
            <text:p>7,2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36.253" calcext:value-type="float">
            <text:p>136,253</text:p>
          </table:table-cell>
          <table:table-cell office:value-type="float" office:value="297939.4" calcext:value-type="float">
            <text:p>297939,4</text:p>
          </table:table-cell>
          <table:table-cell office:value-type="float" office:value="7.274" calcext:value-type="float">
            <text:p>7,2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.881" calcext:value-type="float">
            <text:p>-15,881</text:p>
          </table:table-cell>
          <table:table-cell office:value-type="float" office:value="600508.4" calcext:value-type="float">
            <text:p>600508,4</text:p>
          </table:table-cell>
          <table:table-cell office:value-type="float" office:value="7.33" calcext:value-type="float">
            <text:p>7,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379.331" calcext:value-type="float">
            <text:p>379,331</text:p>
          </table:table-cell>
          <table:table-cell office:value-type="float" office:value="1187116.4" calcext:value-type="float">
            <text:p>1187116,4</text:p>
          </table:table-cell>
          <table:table-cell office:value-type="float" office:value="7.246" calcext:value-type="float">
            <text:p>7,2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0.436" calcext:value-type="float">
            <text:p>-0,436</text:p>
          </table:table-cell>
          <table:table-cell office:value-type="float" office:value="2758.6" calcext:value-type="float">
            <text:p>2758,6</text:p>
          </table:table-cell>
          <table:table-cell office:value-type="float" office:value="7.184" calcext:value-type="float">
            <text:p>7,1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29.7" calcext:value-type="float">
            <text:p>29,7</text:p>
          </table:table-cell>
          <table:table-cell office:value-type="float" office:value="8889.4" calcext:value-type="float">
            <text:p>8889,4</text:p>
          </table:table-cell>
          <table:table-cell office:value-type="float" office:value="7.716" calcext:value-type="float">
            <text:p>7,7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75.662" calcext:value-type="float">
            <text:p>-75,662</text:p>
          </table:table-cell>
          <table:table-cell office:value-type="float" office:value="76819.8" calcext:value-type="float">
            <text:p>76819,8</text:p>
          </table:table-cell>
          <table:table-cell office:value-type="float" office:value="7.502" calcext:value-type="float">
            <text:p>7,5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2.556" calcext:value-type="float">
            <text:p>-42,556</text:p>
          </table:table-cell>
          <table:table-cell office:value-type="float" office:value="120630" calcext:value-type="float">
            <text:p>120630</text:p>
          </table:table-cell>
          <table:table-cell office:value-type="float" office:value="7.854" calcext:value-type="float">
            <text:p>7,8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36.253" calcext:value-type="float">
            <text:p>136,253</text:p>
          </table:table-cell>
          <table:table-cell office:value-type="float" office:value="642134" calcext:value-type="float">
            <text:p>642134</text:p>
          </table:table-cell>
          <table:table-cell office:value-type="float" office:value="15.677" calcext:value-type="float">
            <text:p>15,6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.881" calcext:value-type="float">
            <text:p>-15,881</text:p>
          </table:table-cell>
          <table:table-cell office:value-type="float" office:value="1322239.2" calcext:value-type="float">
            <text:p>1322239,2</text:p>
          </table:table-cell>
          <table:table-cell office:value-type="float" office:value="16.141" calcext:value-type="float">
            <text:p>16,1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379.331" calcext:value-type="float">
            <text:p>379,331</text:p>
          </table:table-cell>
          <table:table-cell office:value-type="float" office:value="2668115.6" calcext:value-type="float">
            <text:p>2668115,6</text:p>
          </table:table-cell>
          <table:table-cell office:value-type="float" office:value="16.285" calcext:value-type="float">
            <text:p>16,2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0.436" calcext:value-type="float">
            <text:p>-0,436</text:p>
          </table:table-cell>
          <table:table-cell office:value-type="float" office:value="3631.8" calcext:value-type="float">
            <text:p>3631,8</text:p>
          </table:table-cell>
          <table:table-cell office:value-type="float" office:value="9.458" calcext:value-type="float">
            <text:p>9,4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29.7" calcext:value-type="float">
            <text:p>29,7</text:p>
          </table:table-cell>
          <table:table-cell office:value-type="float" office:value="9237.2" calcext:value-type="float">
            <text:p>9237,2</text:p>
          </table:table-cell>
          <table:table-cell office:value-type="float" office:value="8.018" calcext:value-type="float">
            <text:p>8,0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75.662" calcext:value-type="float">
            <text:p>-75,662</text:p>
          </table:table-cell>
          <table:table-cell office:value-type="float" office:value="151114.2" calcext:value-type="float">
            <text:p>151114,2</text:p>
          </table:table-cell>
          <table:table-cell office:value-type="float" office:value="14.757" calcext:value-type="float">
            <text:p>14,7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2.556" calcext:value-type="float">
            <text:p>-42,556</text:p>
          </table:table-cell>
          <table:table-cell office:value-type="float" office:value="252151.6" calcext:value-type="float">
            <text:p>252151,6</text:p>
          </table:table-cell>
          <table:table-cell office:value-type="float" office:value="16.416" calcext:value-type="float">
            <text:p>16,4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36.253" calcext:value-type="float">
            <text:p>136,253</text:p>
          </table:table-cell>
          <table:table-cell office:value-type="float" office:value="712626.2" calcext:value-type="float">
            <text:p>712626,2</text:p>
          </table:table-cell>
          <table:table-cell office:value-type="float" office:value="17.398" calcext:value-type="float">
            <text:p>17,3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.881" calcext:value-type="float">
            <text:p>-15,881</text:p>
          </table:table-cell>
          <table:table-cell office:value-type="float" office:value="1374893.6" calcext:value-type="float">
            <text:p>1374893,6</text:p>
          </table:table-cell>
          <table:table-cell office:value-type="float" office:value="16.783" calcext:value-type="float">
            <text:p>16,7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379.331" calcext:value-type="float">
            <text:p>379,331</text:p>
          </table:table-cell>
          <table:table-cell office:value-type="float" office:value="2796308.8" calcext:value-type="float">
            <text:p>2796308,8</text:p>
          </table:table-cell>
          <table:table-cell office:value-type="float" office:value="17.067" calcext:value-type="float">
            <text:p>17,0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0.436" calcext:value-type="float">
            <text:p>-0,436</text:p>
          </table:table-cell>
          <table:table-cell office:value-type="float" office:value="5146.2" calcext:value-type="float">
            <text:p>5146,2</text:p>
          </table:table-cell>
          <table:table-cell office:value-type="float" office:value="13.402" calcext:value-type="float">
            <text:p>13,4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29.7" calcext:value-type="float">
            <text:p>29,7</text:p>
          </table:table-cell>
          <table:table-cell office:value-type="float" office:value="9364.8" calcext:value-type="float">
            <text:p>9364,8</text:p>
          </table:table-cell>
          <table:table-cell office:value-type="float" office:value="8.129" calcext:value-type="float">
            <text:p>8,1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75.662" calcext:value-type="float">
            <text:p>-75,662</text:p>
          </table:table-cell>
          <table:table-cell office:value-type="float" office:value="194688" calcext:value-type="float">
            <text:p>194688</text:p>
          </table:table-cell>
          <table:table-cell office:value-type="float" office:value="19.012" calcext:value-type="float">
            <text:p>19,0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2.556" calcext:value-type="float">
            <text:p>-42,556</text:p>
          </table:table-cell>
          <table:table-cell office:value-type="float" office:value="272526.2" calcext:value-type="float">
            <text:p>272526,2</text:p>
          </table:table-cell>
          <table:table-cell office:value-type="float" office:value="17.743" calcext:value-type="float">
            <text:p>17,7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36.253" calcext:value-type="float">
            <text:p>136,253</text:p>
          </table:table-cell>
          <table:table-cell office:value-type="float" office:value="736265" calcext:value-type="float">
            <text:p>736265</text:p>
          </table:table-cell>
          <table:table-cell office:value-type="float" office:value="17.975" calcext:value-type="float">
            <text:p>17,9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.881" calcext:value-type="float">
            <text:p>-15,881</text:p>
          </table:table-cell>
          <table:table-cell office:value-type="float" office:value="1465084" calcext:value-type="float">
            <text:p>1465084</text:p>
          </table:table-cell>
          <table:table-cell office:value-type="float" office:value="17.884" calcext:value-type="float">
            <text:p>17,8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379.331" calcext:value-type="float">
            <text:p>379,331</text:p>
          </table:table-cell>
          <table:table-cell office:value-type="float" office:value="2942871.4" calcext:value-type="float">
            <text:p>2942871,4</text:p>
          </table:table-cell>
          <table:table-cell office:value-type="float" office:value="17.962" calcext:value-type="float">
            <text:p>17,9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384" calcext:value-type="float">
            <text:p>384</text:p>
          </table:table-cell>
          <table:table-cell office:value-type="float" office:value="46.539" calcext:value-type="float">
            <text:p>46,539</text:p>
          </table:table-cell>
          <table:table-cell office:value-type="float" office:value="10874.4" calcext:value-type="float">
            <text:p>10874,4</text:p>
          </table:table-cell>
          <table:table-cell office:value-type="float" office:value="7.08" calcext:value-type="float">
            <text:p>7,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8" calcext:value-type="float">
            <text:p>4608</text:p>
          </table:table-cell>
          <table:table-cell office:value-type="float" office:value="1152" calcext:value-type="float">
            <text:p>1152</text:p>
          </table:table-cell>
          <table:table-cell office:value-type="float" office:value="120.054" calcext:value-type="float">
            <text:p>120,054</text:p>
          </table:table-cell>
          <table:table-cell office:value-type="float" office:value="32745.4" calcext:value-type="float">
            <text:p>32745,4</text:p>
          </table:table-cell>
          <table:table-cell office:value-type="float" office:value="7.106" calcext:value-type="float">
            <text:p>7,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office:value-type="float" office:value="10240" calcext:value-type="float">
            <text:p>10240</text:p>
          </table:table-cell>
          <table:table-cell office:value-type="float" office:value="136.253" calcext:value-type="float">
            <text:p>136,253</text:p>
          </table:table-cell>
          <table:table-cell office:value-type="float" office:value="291880" calcext:value-type="float">
            <text:p>291880</text:p>
          </table:table-cell>
          <table:table-cell office:value-type="float" office:value="7.126" calcext:value-type="float">
            <text:p>7,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40" calcext:value-type="float">
            <text:p>61440</text:p>
          </table:table-cell>
          <table:table-cell office:value-type="float" office:value="15360" calcext:value-type="float">
            <text:p>15360</text:p>
          </table:table-cell>
          <table:table-cell office:value-type="float" office:value="-285.054" calcext:value-type="float">
            <text:p>-285,054</text:p>
          </table:table-cell>
          <table:table-cell office:value-type="float" office:value="440683.2" calcext:value-type="float">
            <text:p>440683,2</text:p>
          </table:table-cell>
          <table:table-cell office:value-type="float" office:value="7.173" calcext:value-type="float">
            <text:p>7,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0" calcext:value-type="float">
            <text:p>163840</text:p>
          </table:table-cell>
          <table:table-cell office:value-type="float" office:value="40960" calcext:value-type="float">
            <text:p>40960</text:p>
          </table:table-cell>
          <table:table-cell office:value-type="float" office:value="379.331" calcext:value-type="float">
            <text:p>379,331</text:p>
          </table:table-cell>
          <table:table-cell office:value-type="float" office:value="1174713.2" calcext:value-type="float">
            <text:p>1174713,2</text:p>
          </table:table-cell>
          <table:table-cell office:value-type="float" office:value="7.17" calcext:value-type="float">
            <text:p>7,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81920" calcext:value-type="float">
            <text:p>81920</text:p>
          </table:table-cell>
          <table:table-cell office:value-type="float" office:value="-198.127" calcext:value-type="float">
            <text:p>-198,127</text:p>
          </table:table-cell>
          <table:table-cell office:value-type="float" office:value="2361686.8" calcext:value-type="float">
            <text:p>2361686,8</text:p>
          </table:table-cell>
          <table:table-cell office:value-type="float" office:value="7.207" calcext:value-type="float">
            <text:p>7,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1598.942" calcext:value-type="float">
            <text:p>-1598,942</text:p>
          </table:table-cell>
          <table:table-cell office:value-type="float" office:value="4700546.8" calcext:value-type="float">
            <text:p>4700546,8</text:p>
          </table:table-cell>
          <table:table-cell office:value-type="float" office:value="7.172" calcext:value-type="float">
            <text:p>7,1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0.436" calcext:value-type="float">
            <text:p>-0,436</text:p>
          </table:table-cell>
          <table:table-cell office:value-type="float" office:value="2706" calcext:value-type="float">
            <text:p>2706</text:p>
          </table:table-cell>
          <table:table-cell office:value-type="float" office:value="7.047" calcext:value-type="float">
            <text:p>7,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29.7" calcext:value-type="float">
            <text:p>29,7</text:p>
          </table:table-cell>
          <table:table-cell office:value-type="float" office:value="8218.4" calcext:value-type="float">
            <text:p>8218,4</text:p>
          </table:table-cell>
          <table:table-cell office:value-type="float" office:value="7.134" calcext:value-type="float">
            <text:p>7,1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75.662" calcext:value-type="float">
            <text:p>-75,662</text:p>
          </table:table-cell>
          <table:table-cell office:value-type="float" office:value="73257.4" calcext:value-type="float">
            <text:p>73257,4</text:p>
          </table:table-cell>
          <table:table-cell office:value-type="float" office:value="7.154" calcext:value-type="float">
            <text:p>7,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2.556" calcext:value-type="float">
            <text:p>-42,556</text:p>
          </table:table-cell>
          <table:table-cell office:value-type="float" office:value="110672" calcext:value-type="float">
            <text:p>110672</text:p>
          </table:table-cell>
          <table:table-cell office:value-type="float" office:value="7.205" calcext:value-type="float">
            <text:p>7,2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36.253" calcext:value-type="float">
            <text:p>136,253</text:p>
          </table:table-cell>
          <table:table-cell office:value-type="float" office:value="298965.4" calcext:value-type="float">
            <text:p>298965,4</text:p>
          </table:table-cell>
          <table:table-cell office:value-type="float" office:value="7.299" calcext:value-type="float">
            <text:p>7,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.881" calcext:value-type="float">
            <text:p>-15,881</text:p>
          </table:table-cell>
          <table:table-cell office:value-type="float" office:value="593031.8" calcext:value-type="float">
            <text:p>593031,8</text:p>
          </table:table-cell>
          <table:table-cell office:value-type="float" office:value="7.239" calcext:value-type="float">
            <text:p>7,2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379.331" calcext:value-type="float">
            <text:p>379,331</text:p>
          </table:table-cell>
          <table:table-cell office:value-type="float" office:value="1182436.8" calcext:value-type="float">
            <text:p>1182436,8</text:p>
          </table:table-cell>
          <table:table-cell office:value-type="float" office:value="7.217" calcext:value-type="float">
            <text:p>7,2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0.436" calcext:value-type="float">
            <text:p>-0,436</text:p>
          </table:table-cell>
          <table:table-cell office:value-type="float" office:value="2780.8" calcext:value-type="float">
            <text:p>2780,8</text:p>
          </table:table-cell>
          <table:table-cell office:value-type="float" office:value="7.242" calcext:value-type="float">
            <text:p>7,2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29.7" calcext:value-type="float">
            <text:p>29,7</text:p>
          </table:table-cell>
          <table:table-cell office:value-type="float" office:value="8625" calcext:value-type="float">
            <text:p>8625</text:p>
          </table:table-cell>
          <table:table-cell office:value-type="float" office:value="7.487" calcext:value-type="float">
            <text:p>7,4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75.662" calcext:value-type="float">
            <text:p>-75,662</text:p>
          </table:table-cell>
          <table:table-cell office:value-type="float" office:value="76234" calcext:value-type="float">
            <text:p>76234</text:p>
          </table:table-cell>
          <table:table-cell office:value-type="float" office:value="7.445" calcext:value-type="float">
            <text:p>7,4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2.556" calcext:value-type="float">
            <text:p>-42,556</text:p>
          </table:table-cell>
          <table:table-cell office:value-type="float" office:value="123529" calcext:value-type="float">
            <text:p>123529</text:p>
          </table:table-cell>
          <table:table-cell office:value-type="float" office:value="8.042" calcext:value-type="float">
            <text:p>8,0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36.253" calcext:value-type="float">
            <text:p>136,253</text:p>
          </table:table-cell>
          <table:table-cell office:value-type="float" office:value="631456.6" calcext:value-type="float">
            <text:p>631456,6</text:p>
          </table:table-cell>
          <table:table-cell office:value-type="float" office:value="15.416" calcext:value-type="float">
            <text:p>15,4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.881" calcext:value-type="float">
            <text:p>-15,881</text:p>
          </table:table-cell>
          <table:table-cell office:value-type="float" office:value="1279669.4" calcext:value-type="float">
            <text:p>1279669,4</text:p>
          </table:table-cell>
          <table:table-cell office:value-type="float" office:value="15.621" calcext:value-type="float">
            <text:p>15,6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379.331" calcext:value-type="float">
            <text:p>379,331</text:p>
          </table:table-cell>
          <table:table-cell office:value-type="float" office:value="2602474.8" calcext:value-type="float">
            <text:p>2602474,8</text:p>
          </table:table-cell>
          <table:table-cell office:value-type="float" office:value="15.884" calcext:value-type="float">
            <text:p>15,8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0.436" calcext:value-type="float">
            <text:p>-0,436</text:p>
          </table:table-cell>
          <table:table-cell office:value-type="float" office:value="3574.4" calcext:value-type="float">
            <text:p>3574,4</text:p>
          </table:table-cell>
          <table:table-cell office:value-type="float" office:value="9.308" calcext:value-type="float">
            <text:p>9,3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29.7" calcext:value-type="float">
            <text:p>29,7</text:p>
          </table:table-cell>
          <table:table-cell office:value-type="float" office:value="9430" calcext:value-type="float">
            <text:p>9430</text:p>
          </table:table-cell>
          <table:table-cell office:value-type="float" office:value="8.186" calcext:value-type="float">
            <text:p>8,1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75.662" calcext:value-type="float">
            <text:p>-75,662</text:p>
          </table:table-cell>
          <table:table-cell office:value-type="float" office:value="140883" calcext:value-type="float">
            <text:p>140883</text:p>
          </table:table-cell>
          <table:table-cell office:value-type="float" office:value="13.758" calcext:value-type="float">
            <text:p>13,7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42.556" calcext:value-type="float">
            <text:p>-42,556</text:p>
          </table:table-cell>
          <table:table-cell office:value-type="float" office:value="243497.4" calcext:value-type="float">
            <text:p>243497,4</text:p>
          </table:table-cell>
          <table:table-cell office:value-type="float" office:value="15.853" calcext:value-type="float">
            <text:p>15,8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36.253" calcext:value-type="float">
            <text:p>136,253</text:p>
          </table:table-cell>
          <table:table-cell office:value-type="float" office:value="682198.2" calcext:value-type="float">
            <text:p>682198,2</text:p>
          </table:table-cell>
          <table:table-cell office:value-type="float" office:value="16.655" calcext:value-type="float">
            <text:p>16,6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5.881" calcext:value-type="float">
            <text:p>-15,881</text:p>
          </table:table-cell>
          <table:table-cell office:value-type="float" office:value="1407231.4" calcext:value-type="float">
            <text:p>1407231,4</text:p>
          </table:table-cell>
          <table:table-cell office:value-type="float" office:value="17.178" calcext:value-type="float">
            <text:p>17,1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379.331" calcext:value-type="float">
            <text:p>379,331</text:p>
          </table:table-cell>
          <table:table-cell office:value-type="float" office:value="2750087.4" calcext:value-type="float">
            <text:p>2750087,4</text:p>
          </table:table-cell>
          <table:table-cell office:value-type="float" office:value="16.785" calcext:value-type="float">
            <text:p>16,7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21.615" calcext:value-type="float">
            <text:p>21,615</text:p>
          </table:table-cell>
          <table:table-cell office:value-type="float" office:value="4989.6" calcext:value-type="float">
            <text:p>4989,6</text:p>
          </table:table-cell>
          <table:table-cell office:value-type="float" office:value="12.994" calcext:value-type="float">
            <text:p>12,9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8.666" calcext:value-type="float">
            <text:p>-18,666</text:p>
          </table:table-cell>
          <table:table-cell office:value-type="float" office:value="9602.4" calcext:value-type="float">
            <text:p>9602,4</text:p>
          </table:table-cell>
          <table:table-cell office:value-type="float" office:value="8.335" calcext:value-type="float">
            <text:p>8,3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14.193" calcext:value-type="float">
            <text:p>114,193</text:p>
          </table:table-cell>
          <table:table-cell office:value-type="float" office:value="179424.2" calcext:value-type="float">
            <text:p>179424,2</text:p>
          </table:table-cell>
          <table:table-cell office:value-type="float" office:value="17.522" calcext:value-type="float">
            <text:p>17,5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82.07" calcext:value-type="float">
            <text:p>82,07</text:p>
          </table:table-cell>
          <table:table-cell office:value-type="float" office:value="268599.6" calcext:value-type="float">
            <text:p>268599,6</text:p>
          </table:table-cell>
          <table:table-cell office:value-type="float" office:value="17.487" calcext:value-type="float">
            <text:p>17,4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512.208" calcext:value-type="float">
            <text:p>512,208</text:p>
          </table:table-cell>
          <table:table-cell office:value-type="float" office:value="728348.4" calcext:value-type="float">
            <text:p>728348,4</text:p>
          </table:table-cell>
          <table:table-cell office:value-type="float" office:value="17.782" calcext:value-type="float">
            <text:p>17,7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585.394" calcext:value-type="float">
            <text:p>585,394</text:p>
          </table:table-cell>
          <table:table-cell office:value-type="float" office:value="1484751" calcext:value-type="float">
            <text:p>1484751</text:p>
          </table:table-cell>
          <table:table-cell office:value-type="float" office:value="18.124" calcext:value-type="float">
            <text:p>18,1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93.63" calcext:value-type="float">
            <text:p>93,63</text:p>
          </table:table-cell>
          <table:table-cell office:value-type="float" office:value="2929569.8" calcext:value-type="float">
            <text:p>2929569,8</text:p>
          </table:table-cell>
          <table:table-cell office:value-type="float" office:value="17.881" calcext:value-type="float">
            <text:p>17,881</text:p>
          </table:table-cell>
        </table:table-row>
      </table:table>
      <table:table table:name="Táboa dinámica_salida1_1" table:style-name="ta1">
        <table:shapes>
          <draw:frame draw:z-index="0" draw:style-name="gr1" draw:text-style-name="P1" svg:width="15.999cm" svg:height="8.999cm" svg:x="23.173cm" svg:y="3.792cm">
            <draw:object draw:notify-on-update-of-ranges="'Táboa dinámica_salida1_1'.B16:'Táboa dinámica_salida1_1'.H16 'Táboa dinámica_salida1_1'.B17:'Táboa dinámica_salida1_1'.H17 'Táboa dinámica_salida1_1'.B16:'Táboa dinámica_salida1_1'.H16 'Táboa dinámica_salida1_1'.B18:'Táboa dinámica_salida1_1'.H18 'Táboa dinámica_salida1_1'.B16:'Táboa dinámica_salida1_1'.H16 'Táboa dinámica_salida1_1'.B19:'Táboa dinámica_salida1_1'.H19 'Táboa dinámica_salida1_1'.B16:'Táboa dinámica_salida1_1'.H16 'Táboa dinámica_salida1_1'.B20:'Táboa dinámica_salida1_1'.H20 'Táboa dinámica_salida1_1'.B16:'Táboa dinámica_salida1_1'.H16 'Táboa dinámica_salida1_1'.B21:'Táboa dinámica_salida1_1'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063cm" svg:y="14.602cm">
            <draw:object draw:notify-on-update-of-ranges="'Táboa dinámica_salida1_1'.B16:'Táboa dinámica_salida1_1'.H16 'Táboa dinámica_salida1_1'.B19:'Táboa dinámica_salida1_1'.H19 'Táboa dinámica_salida1_1'.B16:'Táboa dinámica_salida1_1'.H16 'Táboa dinámica_salida1_1'.B31:'Táboa dinámica_salida1_1'.H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9" table:default-cell-style-name="Default"/>
        <table:table-row table:style-name="ro1">
          <table:table-cell table:style-name="ce27" office:value-type="string" calcext:value-type="string">
            <text:p>Suma - CA</text:p>
          </table:table-cell>
          <table:table-cell table:style-name="ce34" office:value-type="string" calcext:value-type="string">
            <text:p>L</text:p>
          </table:table-cell>
          <table:table-cell table:style-name="ce41" table:number-columns-repeated="6"/>
          <table:table-cell table:style-name="ce51"/>
        </table:table-row>
        <table:table-row table:style-name="ro1">
          <table:table-cell table:style-name="ce28" office:value-type="string" calcext:value-type="string">
            <text:p>D</text:p>
          </table:table-cell>
          <table:table-cell table:style-name="ce35" office:value-type="float" office:value="384" calcext:value-type="float">
            <text:p>384</text:p>
          </table:table-cell>
          <table:table-cell table:style-name="ce42" office:value-type="float" office:value="1152" calcext:value-type="float">
            <text:p>1152</text:p>
          </table:table-cell>
          <table:table-cell table:style-name="ce42" office:value-type="float" office:value="10240" calcext:value-type="float">
            <text:p>10240</text:p>
          </table:table-cell>
          <table:table-cell table:style-name="ce42" office:value-type="float" office:value="15360" calcext:value-type="float">
            <text:p>15360</text:p>
          </table:table-cell>
          <table:table-cell table:style-name="ce42" office:value-type="float" office:value="40960" calcext:value-type="float">
            <text:p>40960</text:p>
          </table:table-cell>
          <table:table-cell table:style-name="ce42" office:value-type="float" office:value="81920" calcext:value-type="float">
            <text:p>81920</text:p>
          </table:table-cell>
          <table:table-cell table:style-name="ce42" office:value-type="float" office:value="163840" calcext:value-type="float">
            <text:p>163840</text:p>
          </table:table-cell>
          <table:table-cell table:style-name="ce52" office:value-type="string" calcext:value-type="string">
            <text:p>Total Resultado</text:p>
          </table:table-cell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6" office:value-type="float" office:value="71.402" calcext:value-type="float">
            <text:p>71,402</text:p>
          </table:table-cell>
          <table:table-cell table:style-name="ce43" office:value-type="float" office:value="71.724" calcext:value-type="float">
            <text:p>71,724</text:p>
          </table:table-cell>
          <table:table-cell table:style-name="ce43" office:value-type="float" office:value="71.359" calcext:value-type="float">
            <text:p>71,359</text:p>
          </table:table-cell>
          <table:table-cell table:style-name="ce43" office:value-type="float" office:value="71.619" calcext:value-type="float">
            <text:p>71,619</text:p>
          </table:table-cell>
          <table:table-cell table:style-name="ce43" office:value-type="float" office:value="72.115" calcext:value-type="float">
            <text:p>72,115</text:p>
          </table:table-cell>
          <table:table-cell table:style-name="ce43" office:value-type="float" office:value="72.024" calcext:value-type="float">
            <text:p>72,024</text:p>
          </table:table-cell>
          <table:table-cell table:style-name="ce47" office:value-type="float" office:value="71.758" calcext:value-type="float">
            <text:p>71,758</text:p>
          </table:table-cell>
          <table:table-cell table:style-name="ce53" office:value-type="float" office:value="502.001" calcext:value-type="float">
            <text:p>502,001</text:p>
          </table:table-cell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7" office:value-type="float" office:value="73.884" calcext:value-type="float">
            <text:p>73,884</text:p>
          </table:table-cell>
          <table:table-cell table:style-name="Pivot_20_Table_20_Value" office:value-type="float" office:value="71.452" calcext:value-type="float">
            <text:p>71,452</text:p>
          </table:table-cell>
          <table:table-cell table:style-name="Pivot_20_Table_20_Value" office:value-type="float" office:value="71.936" calcext:value-type="float">
            <text:p>71,936</text:p>
          </table:table-cell>
          <table:table-cell table:style-name="Pivot_20_Table_20_Value" office:value-type="float" office:value="72.565" calcext:value-type="float">
            <text:p>72,565</text:p>
          </table:table-cell>
          <table:table-cell table:style-name="Pivot_20_Table_20_Value" office:value-type="float" office:value="73.335" calcext:value-type="float">
            <text:p>73,335</text:p>
          </table:table-cell>
          <table:table-cell table:style-name="Pivot_20_Table_20_Value" office:value-type="float" office:value="72.445" calcext:value-type="float">
            <text:p>72,445</text:p>
          </table:table-cell>
          <table:table-cell table:style-name="ce48" office:value-type="float" office:value="72.365" calcext:value-type="float">
            <text:p>72,365</text:p>
          </table:table-cell>
          <table:table-cell table:style-name="ce54" office:value-type="float" office:value="507.982" calcext:value-type="float">
            <text:p>507,982</text:p>
          </table:table-cell>
        </table:table-row>
        <table:table-row table:style-name="ro1">
          <table:table-cell table:style-name="ce30" office:value-type="float" office:value="128" calcext:value-type="float">
            <text:p>128</text:p>
          </table:table-cell>
          <table:table-cell table:style-name="ce37" office:value-type="float" office:value="71.901" calcext:value-type="float">
            <text:p>71,901</text:p>
          </table:table-cell>
          <table:table-cell table:style-name="Pivot_20_Table_20_Value" office:value-type="float" office:value="77.563" calcext:value-type="float">
            <text:p>77,563</text:p>
          </table:table-cell>
          <table:table-cell table:style-name="Pivot_20_Table_20_Value" office:value-type="float" office:value="75.834" calcext:value-type="float">
            <text:p>75,834</text:p>
          </table:table-cell>
          <table:table-cell table:style-name="Pivot_20_Table_20_Value" office:value-type="float" office:value="80.227" calcext:value-type="float">
            <text:p>80,227</text:p>
          </table:table-cell>
          <table:table-cell table:style-name="Pivot_20_Table_20_Value" office:value-type="float" office:value="154.88" calcext:value-type="float">
            <text:p>154,88</text:p>
          </table:table-cell>
          <table:table-cell table:style-name="Pivot_20_Table_20_Value" office:value-type="float" office:value="157.873" calcext:value-type="float">
            <text:p>157,873</text:p>
          </table:table-cell>
          <table:table-cell table:style-name="ce48" office:value-type="float" office:value="160.443" calcext:value-type="float">
            <text:p>160,443</text:p>
          </table:table-cell>
          <table:table-cell table:style-name="ce54" office:value-type="float" office:value="778.721" calcext:value-type="float">
            <text:p>778,721</text:p>
          </table:table-cell>
        </table:table-row>
        <table:table-row table:style-name="ro1">
          <table:table-cell table:style-name="ce30" office:value-type="float" office:value="512" calcext:value-type="float">
            <text:p>512</text:p>
          </table:table-cell>
          <table:table-cell table:style-name="ce37" office:value-type="float" office:value="106.048" calcext:value-type="float">
            <text:p>106,048</text:p>
          </table:table-cell>
          <table:table-cell table:style-name="Pivot_20_Table_20_Value" office:value-type="float" office:value="82.842" calcext:value-type="float">
            <text:p>82,842</text:p>
          </table:table-cell>
          <table:table-cell table:style-name="Pivot_20_Table_20_Value" office:value-type="float" office:value="145.713" calcext:value-type="float">
            <text:p>145,713</text:p>
          </table:table-cell>
          <table:table-cell table:style-name="Pivot_20_Table_20_Value" office:value-type="float" office:value="164.789" calcext:value-type="float">
            <text:p>164,789</text:p>
          </table:table-cell>
          <table:table-cell table:style-name="Pivot_20_Table_20_Value" office:value-type="float" office:value="168.837" calcext:value-type="float">
            <text:p>168,837</text:p>
          </table:table-cell>
          <table:table-cell table:style-name="Pivot_20_Table_20_Value" office:value-type="float" office:value="172.648" calcext:value-type="float">
            <text:p>172,648</text:p>
          </table:table-cell>
          <table:table-cell table:style-name="ce48" office:value-type="float" office:value="170.103" calcext:value-type="float">
            <text:p>170,103</text:p>
          </table:table-cell>
          <table:table-cell table:style-name="ce54" office:value-type="float" office:value="1010.98" calcext:value-type="float">
            <text:p>1010,98</text:p>
          </table:table-cell>
        </table:table-row>
        <table:table-row table:style-name="ro1">
          <table:table-cell table:style-name="ce30" office:value-type="float" office:value="1024" calcext:value-type="float">
            <text:p>1024</text:p>
          </table:table-cell>
          <table:table-cell table:style-name="ce38" office:value-type="float" office:value="99.473" calcext:value-type="float">
            <text:p>99,473</text:p>
          </table:table-cell>
          <table:table-cell table:style-name="ce44" office:value-type="float" office:value="81.455" calcext:value-type="float">
            <text:p>81,455</text:p>
          </table:table-cell>
          <table:table-cell table:style-name="ce44" office:value-type="float" office:value="179.781" calcext:value-type="float">
            <text:p>179,781</text:p>
          </table:table-cell>
          <table:table-cell table:style-name="ce44" office:value-type="float" office:value="179.506" calcext:value-type="float">
            <text:p>179,506</text:p>
          </table:table-cell>
          <table:table-cell table:style-name="ce44" office:value-type="float" office:value="178.761" calcext:value-type="float">
            <text:p>178,761</text:p>
          </table:table-cell>
          <table:table-cell table:style-name="ce44" office:value-type="float" office:value="179.533" calcext:value-type="float">
            <text:p>179,533</text:p>
          </table:table-cell>
          <table:table-cell table:style-name="ce49" office:value-type="float" office:value="179.259" calcext:value-type="float">
            <text:p>179,259</text:p>
          </table:table-cell>
          <table:table-cell table:style-name="ce55" office:value-type="float" office:value="1077.768" calcext:value-type="float">
            <text:p>1077,768</text:p>
          </table:table-cell>
        </table:table-row>
        <table:table-row table:style-name="ro1">
          <table:table-cell table:style-name="ce31" office:value-type="string" calcext:value-type="string">
            <text:p>Total Resultado</text:p>
          </table:table-cell>
          <table:table-cell table:style-name="ce39" office:value-type="float" office:value="422.708" calcext:value-type="float">
            <text:p>422,708</text:p>
          </table:table-cell>
          <table:table-cell table:style-name="ce45" office:value-type="float" office:value="385.036" calcext:value-type="float">
            <text:p>385,036</text:p>
          </table:table-cell>
          <table:table-cell table:style-name="ce45" office:value-type="float" office:value="544.623" calcext:value-type="float">
            <text:p>544,623</text:p>
          </table:table-cell>
          <table:table-cell table:style-name="ce45" office:value-type="float" office:value="568.706" calcext:value-type="float">
            <text:p>568,706</text:p>
          </table:table-cell>
          <table:table-cell table:style-name="ce45" office:value-type="float" office:value="647.928" calcext:value-type="float">
            <text:p>647,928</text:p>
          </table:table-cell>
          <table:table-cell table:style-name="ce45" office:value-type="float" office:value="654.523" calcext:value-type="float">
            <text:p>654,523</text:p>
          </table:table-cell>
          <table:table-cell table:style-name="ce50" office:value-type="float" office:value="653.928" calcext:value-type="float">
            <text:p>653,928</text:p>
          </table:table-cell>
          <table:table-cell table:style-name="ce56" office:value-type="float" office:value="3877.452" calcext:value-type="float">
            <text:p>3877,452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table:style-name="ce7" office:value-type="float" office:value="384" calcext:value-type="float">
            <text:p>384</text:p>
          </table:table-cell>
          <table:table-cell table:style-name="ce13" office:value-type="float" office:value="1152" calcext:value-type="float">
            <text:p>1152</text:p>
          </table:table-cell>
          <table:table-cell table:style-name="ce13" office:value-type="float" office:value="10240" calcext:value-type="float">
            <text:p>10240</text:p>
          </table:table-cell>
          <table:table-cell table:style-name="ce13" office:value-type="float" office:value="15360" calcext:value-type="float">
            <text:p>15360</text:p>
          </table:table-cell>
          <table:table-cell table:style-name="ce13" office:value-type="float" office:value="40960" calcext:value-type="float">
            <text:p>40960</text:p>
          </table:table-cell>
          <table:table-cell table:style-name="ce13" office:value-type="float" office:value="81920" calcext:value-type="float">
            <text:p>81920</text:p>
          </table:table-cell>
          <table:table-cell table:style-name="ce13" office:value-type="float" office:value="163840" calcext:value-type="float">
            <text:p>163840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formula="of:=[.B3]/10" office:value-type="float" office:value="7.1402" calcext:value-type="float">
            <text:p>7,1402</text:p>
          </table:table-cell>
          <table:table-cell table:formula="of:=[.C3]/10" office:value-type="float" office:value="7.1724" calcext:value-type="float">
            <text:p>7,1724</text:p>
          </table:table-cell>
          <table:table-cell table:formula="of:=[.D3]/10" office:value-type="float" office:value="7.1359" calcext:value-type="float">
            <text:p>7,1359</text:p>
          </table:table-cell>
          <table:table-cell table:formula="of:=[.E3]/10" office:value-type="float" office:value="7.1619" calcext:value-type="float">
            <text:p>7,1619</text:p>
          </table:table-cell>
          <table:table-cell table:formula="of:=[.F3]/10" office:value-type="float" office:value="7.2115" calcext:value-type="float">
            <text:p>7,2115</text:p>
          </table:table-cell>
          <table:table-cell table:formula="of:=[.G3]/10" office:value-type="float" office:value="7.2024" calcext:value-type="float">
            <text:p>7,2024</text:p>
          </table:table-cell>
          <table:table-cell table:formula="of:=[.H3]/10" office:value-type="float" office:value="7.1758" calcext:value-type="float">
            <text:p>7,1758</text:p>
          </table:table-cell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formula="of:=[.B4]/10" office:value-type="float" office:value="7.3884" calcext:value-type="float">
            <text:p>7,3884</text:p>
          </table:table-cell>
          <table:table-cell table:formula="of:=[.C4]/10" office:value-type="float" office:value="7.1452" calcext:value-type="float">
            <text:p>7,1452</text:p>
          </table:table-cell>
          <table:table-cell table:formula="of:=[.D4]/10" office:value-type="float" office:value="7.1936" calcext:value-type="float">
            <text:p>7,1936</text:p>
          </table:table-cell>
          <table:table-cell table:formula="of:=[.E4]/10" office:value-type="float" office:value="7.2565" calcext:value-type="float">
            <text:p>7,2565</text:p>
          </table:table-cell>
          <table:table-cell table:formula="of:=[.F4]/10" office:value-type="float" office:value="7.3335" calcext:value-type="float">
            <text:p>7,3335</text:p>
          </table:table-cell>
          <table:table-cell table:formula="of:=[.G4]/10" office:value-type="float" office:value="7.2445" calcext:value-type="float">
            <text:p>7,2445</text:p>
          </table:table-cell>
          <table:table-cell table:formula="of:=[.H4]/10" office:value-type="float" office:value="7.2365" calcext:value-type="float">
            <text:p>7,2365</text:p>
          </table:table-cell>
          <table:table-cell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formula="of:=[.B5]/10" office:value-type="float" office:value="7.1901" calcext:value-type="float">
            <text:p>7,1901</text:p>
          </table:table-cell>
          <table:table-cell table:formula="of:=[.C5]/10" office:value-type="float" office:value="7.7563" calcext:value-type="float">
            <text:p>7,7563</text:p>
          </table:table-cell>
          <table:table-cell table:formula="of:=[.D5]/10" office:value-type="float" office:value="7.5834" calcext:value-type="float">
            <text:p>7,5834</text:p>
          </table:table-cell>
          <table:table-cell table:formula="of:=[.E5]/10" office:value-type="float" office:value="8.0227" calcext:value-type="float">
            <text:p>8,0227</text:p>
          </table:table-cell>
          <table:table-cell table:formula="of:=[.F5]/10" office:value-type="float" office:value="15.488" calcext:value-type="float">
            <text:p>15,488</text:p>
          </table:table-cell>
          <table:table-cell table:formula="of:=[.G5]/10" office:value-type="float" office:value="15.7873" calcext:value-type="float">
            <text:p>15,7873</text:p>
          </table:table-cell>
          <table:table-cell table:formula="of:=[.H5]/10" office:value-type="float" office:value="16.0443" calcext:value-type="float">
            <text:p>16,0443</text:p>
          </table:table-cell>
          <table:table-cell/>
        </table:table-row>
        <table:table-row table:style-name="ro1">
          <table:table-cell table:style-name="ce4" office:value-type="float" office:value="512" calcext:value-type="float">
            <text:p>512</text:p>
          </table:table-cell>
          <table:table-cell table:formula="of:=[.B6]/10" office:value-type="float" office:value="10.6048" calcext:value-type="float">
            <text:p>10,6048</text:p>
          </table:table-cell>
          <table:table-cell table:formula="of:=[.C6]/10" office:value-type="float" office:value="8.2842" calcext:value-type="float">
            <text:p>8,2842</text:p>
          </table:table-cell>
          <table:table-cell table:formula="of:=[.D6]/10" office:value-type="float" office:value="14.5713" calcext:value-type="float">
            <text:p>14,5713</text:p>
          </table:table-cell>
          <table:table-cell table:formula="of:=[.E6]/10" office:value-type="float" office:value="16.4789" calcext:value-type="float">
            <text:p>16,4789</text:p>
          </table:table-cell>
          <table:table-cell table:formula="of:=[.F6]/10" office:value-type="float" office:value="16.8837" calcext:value-type="float">
            <text:p>16,8837</text:p>
          </table:table-cell>
          <table:table-cell table:formula="of:=[.G6]/10" office:value-type="float" office:value="17.2648" calcext:value-type="float">
            <text:p>17,2648</text:p>
          </table:table-cell>
          <table:table-cell table:formula="of:=[.H6]/10" office:value-type="float" office:value="17.0103" calcext:value-type="float">
            <text:p>17,0103</text:p>
          </table:table-cell>
          <table:table-cell/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formula="of:=[.B7]/10" office:value-type="float" office:value="9.9473" calcext:value-type="float">
            <text:p>9,9473</text:p>
          </table:table-cell>
          <table:table-cell table:formula="of:=[.C7]/10" office:value-type="float" office:value="8.1455" calcext:value-type="float">
            <text:p>8,1455</text:p>
          </table:table-cell>
          <table:table-cell table:formula="of:=[.D7]/10" office:value-type="float" office:value="17.9781" calcext:value-type="float">
            <text:p>17,9781</text:p>
          </table:table-cell>
          <table:table-cell table:formula="of:=[.E7]/10" office:value-type="float" office:value="17.9506" calcext:value-type="float">
            <text:p>17,9506</text:p>
          </table:table-cell>
          <table:table-cell table:formula="of:=[.F7]/10" office:value-type="float" office:value="17.8761" calcext:value-type="float">
            <text:p>17,8761</text:p>
          </table:table-cell>
          <table:table-cell table:formula="of:=[.G7]/10" office:value-type="float" office:value="17.9533" calcext:value-type="float">
            <text:p>17,9533</text:p>
          </table:table-cell>
          <table:table-cell table:formula="of:=[.H7]/10" office:value-type="float" office:value="17.9259" calcext:value-type="float">
            <text:p>17,9259</text:p>
          </table:table-cell>
          <table:table-cell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office:value-type="float" office:value="6.5445" calcext:value-type="float">
            <text:p>6,5445</text:p>
          </table:table-cell>
          <table:table-cell office:value-type="float" office:value="6.5568" calcext:value-type="float">
            <text:p>6,5568</text:p>
          </table:table-cell>
          <table:table-cell office:value-type="float" office:value="7.4753" calcext:value-type="float">
            <text:p>7,4753</text:p>
          </table:table-cell>
          <table:table-cell office:value-type="float" office:value="7.5618" calcext:value-type="float">
            <text:p>7,5618</text:p>
          </table:table-cell>
          <table:table-cell office:value-type="float" office:value="9.0387" calcext:value-type="float">
            <text:p>9,0387</text:p>
          </table:table-cell>
          <table:table-cell office:value-type="float" office:value="15.5896" calcext:value-type="float">
            <text:p>15,5896</text:p>
          </table:table-cell>
          <table:table-cell office:value-type="float" office:value="16.0441" calcext:value-type="float">
            <text:p>16,0441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Táboa dinámica_salida1_1'.A1:'Táboa dinámica_salida1_1'.I8" table:buttons="'Táboa dinámica_salida1_1'.A2 'Táboa dinámica_salida1_1'.B1" table:show-filter-button="false" table:drill-down-on-double-click="false">
          <table:source-cell-range table:cell-range-address="salida1.A1:salida1.F351"/>
          <table:data-pilot-field table:source-field-name="L" table:orientation="column" table:used-hierarchy="0" table:function="auto">
            <table:data-pilot-level table:show-empty="false" calcext:repeat-item-labels="false">
              <table:data-pilot-members>
                <table:data-pilot-member table:name="384" table:display="true" table:show-details="true"/>
                <table:data-pilot-member table:name="1152" table:display="true" table:show-details="true"/>
                <table:data-pilot-member table:name="10240" table:display="true" table:show-details="true"/>
                <table:data-pilot-member table:name="15360" table:display="true" table:show-details="true"/>
                <table:data-pilot-member table:name="40960" table:display="true" table:show-details="true"/>
                <table:data-pilot-member table:name="81920" table:display="true" table:show-details="true"/>
                <table:data-pilot-member table:name="1638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8" table:display="true" table:show-details="true"/>
                <table:data-pilot-member table:name="128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7,047" table:display="true" table:show-details="true"/>
                <table:data-pilot-member table:name="7,055" table:display="true" table:show-details="true"/>
                <table:data-pilot-member table:name="7,07" table:display="true" table:show-details="true"/>
                <table:data-pilot-member table:name="7,071" table:display="true" table:show-details="true"/>
                <table:data-pilot-member table:name="7,073" table:display="true" table:show-details="true"/>
                <table:data-pilot-member table:name="7,075" table:display="true" table:show-details="true"/>
                <table:data-pilot-member table:name="7,076" table:display="true" table:show-details="true"/>
                <table:data-pilot-member table:name="7,077" table:display="true" table:show-details="true"/>
                <table:data-pilot-member table:name="7,079" table:display="true" table:show-details="true"/>
                <table:data-pilot-member table:name="7,08" table:display="true" table:show-details="true"/>
                <table:data-pilot-member table:name="7,081" table:display="true" table:show-details="true"/>
                <table:data-pilot-member table:name="7,082" table:display="true" table:show-details="true"/>
                <table:data-pilot-member table:name="7,096" table:display="true" table:show-details="true"/>
                <table:data-pilot-member table:name="7,097" table:display="true" table:show-details="true"/>
                <table:data-pilot-member table:name="7,1" table:display="true" table:show-details="true"/>
                <table:data-pilot-member table:name="7,104" table:display="true" table:show-details="true"/>
                <table:data-pilot-member table:name="7,106" table:display="true" table:show-details="true"/>
                <table:data-pilot-member table:name="7,109" table:display="true" table:show-details="true"/>
                <table:data-pilot-member table:name="7,115" table:display="true" table:show-details="true"/>
                <table:data-pilot-member table:name="7,117" table:display="true" table:show-details="true"/>
                <table:data-pilot-member table:name="7,12" table:display="true" table:show-details="true"/>
                <table:data-pilot-member table:name="7,123" table:display="true" table:show-details="true"/>
                <table:data-pilot-member table:name="7,126" table:display="true" table:show-details="true"/>
                <table:data-pilot-member table:name="7,127" table:display="true" table:show-details="true"/>
                <table:data-pilot-member table:name="7,128" table:display="true" table:show-details="true"/>
                <table:data-pilot-member table:name="7,129" table:display="true" table:show-details="true"/>
                <table:data-pilot-member table:name="7,13" table:display="true" table:show-details="true"/>
                <table:data-pilot-member table:name="7,134" table:display="true" table:show-details="true"/>
                <table:data-pilot-member table:name="7,136" table:display="true" table:show-details="true"/>
                <table:data-pilot-member table:name="7,137" table:display="true" table:show-details="true"/>
                <table:data-pilot-member table:name="7,138" table:display="true" table:show-details="true"/>
                <table:data-pilot-member table:name="7,141" table:display="true" table:show-details="true"/>
                <table:data-pilot-member table:name="7,142" table:display="true" table:show-details="true"/>
                <table:data-pilot-member table:name="7,144" table:display="true" table:show-details="true"/>
                <table:data-pilot-member table:name="7,145" table:display="true" table:show-details="true"/>
                <table:data-pilot-member table:name="7,146" table:display="true" table:show-details="true"/>
                <table:data-pilot-member table:name="7,147" table:display="true" table:show-details="true"/>
                <table:data-pilot-member table:name="7,149" table:display="true" table:show-details="true"/>
                <table:data-pilot-member table:name="7,15" table:display="true" table:show-details="true"/>
                <table:data-pilot-member table:name="7,151" table:display="true" table:show-details="true"/>
                <table:data-pilot-member table:name="7,154" table:display="true" table:show-details="true"/>
                <table:data-pilot-member table:name="7,156" table:display="true" table:show-details="true"/>
                <table:data-pilot-member table:name="7,158" table:display="true" table:show-details="true"/>
                <table:data-pilot-member table:name="7,159" table:display="true" table:show-details="true"/>
                <table:data-pilot-member table:name="7,16" table:display="true" table:show-details="true"/>
                <table:data-pilot-member table:name="7,161" table:display="true" table:show-details="true"/>
                <table:data-pilot-member table:name="7,165" table:display="true" table:show-details="true"/>
                <table:data-pilot-member table:name="7,166" table:display="true" table:show-details="true"/>
                <table:data-pilot-member table:name="7,168" table:display="true" table:show-details="true"/>
                <table:data-pilot-member table:name="7,169" table:display="true" table:show-details="true"/>
                <table:data-pilot-member table:name="7,17" table:display="true" table:show-details="true"/>
                <table:data-pilot-member table:name="7,171" table:display="true" table:show-details="true"/>
                <table:data-pilot-member table:name="7,172" table:display="true" table:show-details="true"/>
                <table:data-pilot-member table:name="7,173" table:display="true" table:show-details="true"/>
                <table:data-pilot-member table:name="7,174" table:display="true" table:show-details="true"/>
                <table:data-pilot-member table:name="7,175" table:display="true" table:show-details="true"/>
                <table:data-pilot-member table:name="7,176" table:display="true" table:show-details="true"/>
                <table:data-pilot-member table:name="7,178" table:display="true" table:show-details="true"/>
                <table:data-pilot-member table:name="7,179" table:display="true" table:show-details="true"/>
                <table:data-pilot-member table:name="7,182" table:display="true" table:show-details="true"/>
                <table:data-pilot-member table:name="7,183" table:display="true" table:show-details="true"/>
                <table:data-pilot-member table:name="7,184" table:display="true" table:show-details="true"/>
                <table:data-pilot-member table:name="7,185" table:display="true" table:show-details="true"/>
                <table:data-pilot-member table:name="7,192" table:display="true" table:show-details="true"/>
                <table:data-pilot-member table:name="7,197" table:display="true" table:show-details="true"/>
                <table:data-pilot-member table:name="7,2" table:display="true" table:show-details="true"/>
                <table:data-pilot-member table:name="7,205" table:display="true" table:show-details="true"/>
                <table:data-pilot-member table:name="7,207" table:display="true" table:show-details="true"/>
                <table:data-pilot-member table:name="7,208" table:display="true" table:show-details="true"/>
                <table:data-pilot-member table:name="7,211" table:display="true" table:show-details="true"/>
                <table:data-pilot-member table:name="7,214" table:display="true" table:show-details="true"/>
                <table:data-pilot-member table:name="7,217" table:display="true" table:show-details="true"/>
                <table:data-pilot-member table:name="7,22" table:display="true" table:show-details="true"/>
                <table:data-pilot-member table:name="7,221" table:display="true" table:show-details="true"/>
                <table:data-pilot-member table:name="7,223" table:display="true" table:show-details="true"/>
                <table:data-pilot-member table:name="7,224" table:display="true" table:show-details="true"/>
                <table:data-pilot-member table:name="7,225" table:display="true" table:show-details="true"/>
                <table:data-pilot-member table:name="7,23" table:display="true" table:show-details="true"/>
                <table:data-pilot-member table:name="7,231" table:display="true" table:show-details="true"/>
                <table:data-pilot-member table:name="7,232" table:display="true" table:show-details="true"/>
                <table:data-pilot-member table:name="7,234" table:display="true" table:show-details="true"/>
                <table:data-pilot-member table:name="7,236" table:display="true" table:show-details="true"/>
                <table:data-pilot-member table:name="7,238" table:display="true" table:show-details="true"/>
                <table:data-pilot-member table:name="7,239" table:display="true" table:show-details="true"/>
                <table:data-pilot-member table:name="7,241" table:display="true" table:show-details="true"/>
                <table:data-pilot-member table:name="7,242" table:display="true" table:show-details="true"/>
                <table:data-pilot-member table:name="7,244" table:display="true" table:show-details="true"/>
                <table:data-pilot-member table:name="7,246" table:display="true" table:show-details="true"/>
                <table:data-pilot-member table:name="7,249" table:display="true" table:show-details="true"/>
                <table:data-pilot-member table:name="7,252" table:display="true" table:show-details="true"/>
                <table:data-pilot-member table:name="7,253" table:display="true" table:show-details="true"/>
                <table:data-pilot-member table:name="7,257" table:display="true" table:show-details="true"/>
                <table:data-pilot-member table:name="7,258" table:display="true" table:show-details="true"/>
                <table:data-pilot-member table:name="7,259" table:display="true" table:show-details="true"/>
                <table:data-pilot-member table:name="7,271" table:display="true" table:show-details="true"/>
                <table:data-pilot-member table:name="7,274" table:display="true" table:show-details="true"/>
                <table:data-pilot-member table:name="7,275" table:display="true" table:show-details="true"/>
                <table:data-pilot-member table:name="7,276" table:display="true" table:show-details="true"/>
                <table:data-pilot-member table:name="7,287" table:display="true" table:show-details="true"/>
                <table:data-pilot-member table:name="7,299" table:display="true" table:show-details="true"/>
                <table:data-pilot-member table:name="7,301" table:display="true" table:show-details="true"/>
                <table:data-pilot-member table:name="7,307" table:display="true" table:show-details="true"/>
                <table:data-pilot-member table:name="7,311" table:display="true" table:show-details="true"/>
                <table:data-pilot-member table:name="7,322" table:display="true" table:show-details="true"/>
                <table:data-pilot-member table:name="7,33" table:display="true" table:show-details="true"/>
                <table:data-pilot-member table:name="7,353" table:display="true" table:show-details="true"/>
                <table:data-pilot-member table:name="7,365" table:display="true" table:show-details="true"/>
                <table:data-pilot-member table:name="7,425" table:display="true" table:show-details="true"/>
                <table:data-pilot-member table:name="7,429" table:display="true" table:show-details="true"/>
                <table:data-pilot-member table:name="7,439" table:display="true" table:show-details="true"/>
                <table:data-pilot-member table:name="7,441" table:display="true" table:show-details="true"/>
                <table:data-pilot-member table:name="7,445" table:display="true" table:show-details="true"/>
                <table:data-pilot-member table:name="7,446" table:display="true" table:show-details="true"/>
                <table:data-pilot-member table:name="7,447" table:display="true" table:show-details="true"/>
                <table:data-pilot-member table:name="7,464" table:display="true" table:show-details="true"/>
                <table:data-pilot-member table:name="7,474" table:display="true" table:show-details="true"/>
                <table:data-pilot-member table:name="7,487" table:display="true" table:show-details="true"/>
                <table:data-pilot-member table:name="7,498" table:display="true" table:show-details="true"/>
                <table:data-pilot-member table:name="7,502" table:display="true" table:show-details="true"/>
                <table:data-pilot-member table:name="7,551" table:display="true" table:show-details="true"/>
                <table:data-pilot-member table:name="7,562" table:display="true" table:show-details="true"/>
                <table:data-pilot-member table:name="7,569" table:display="true" table:show-details="true"/>
                <table:data-pilot-member table:name="7,594" table:display="true" table:show-details="true"/>
                <table:data-pilot-member table:name="7,598" table:display="true" table:show-details="true"/>
                <table:data-pilot-member table:name="7,694" table:display="true" table:show-details="true"/>
                <table:data-pilot-member table:name="7,704" table:display="true" table:show-details="true"/>
                <table:data-pilot-member table:name="7,709" table:display="true" table:show-details="true"/>
                <table:data-pilot-member table:name="7,716" table:display="true" table:show-details="true"/>
                <table:data-pilot-member table:name="7,717" table:display="true" table:show-details="true"/>
                <table:data-pilot-member table:name="7,777" table:display="true" table:show-details="true"/>
                <table:data-pilot-member table:name="7,8" table:display="true" table:show-details="true"/>
                <table:data-pilot-member table:name="7,854" table:display="true" table:show-details="true"/>
                <table:data-pilot-member table:name="7,886" table:display="true" table:show-details="true"/>
                <table:data-pilot-member table:name="7,902" table:display="true" table:show-details="true"/>
                <table:data-pilot-member table:name="7,914" table:display="true" table:show-details="true"/>
                <table:data-pilot-member table:name="7,93" table:display="true" table:show-details="true"/>
                <table:data-pilot-member table:name="7,943" table:display="true" table:show-details="true"/>
                <table:data-pilot-member table:name="7,998" table:display="true" table:show-details="true"/>
                <table:data-pilot-member table:name="8,018" table:display="true" table:show-details="true"/>
                <table:data-pilot-member table:name="8,039" table:display="true" table:show-details="true"/>
                <table:data-pilot-member table:name="8,042" table:display="true" table:show-details="true"/>
                <table:data-pilot-member table:name="8,069" table:display="true" table:show-details="true"/>
                <table:data-pilot-member table:name="8,071" table:display="true" table:show-details="true"/>
                <table:data-pilot-member table:name="8,088" table:display="true" table:show-details="true"/>
                <table:data-pilot-member table:name="8,129" table:display="true" table:show-details="true"/>
                <table:data-pilot-member table:name="8,13" table:display="true" table:show-details="true"/>
                <table:data-pilot-member table:name="8,147" table:display="true" table:show-details="true"/>
                <table:data-pilot-member table:name="8,186" table:display="true" table:show-details="true"/>
                <table:data-pilot-member table:name="8,222" table:display="true" table:show-details="true"/>
                <table:data-pilot-member table:name="8,251" table:display="true" table:show-details="true"/>
                <table:data-pilot-member table:name="8,259" table:display="true" table:show-details="true"/>
                <table:data-pilot-member table:name="8,335" table:display="true" table:show-details="true"/>
                <table:data-pilot-member table:name="8,338" table:display="true" table:show-details="true"/>
                <table:data-pilot-member table:name="8,352" table:display="true" table:show-details="true"/>
                <table:data-pilot-member table:name="8,359" table:display="true" table:show-details="true"/>
                <table:data-pilot-member table:name="8,378" table:display="true" table:show-details="true"/>
                <table:data-pilot-member table:name="8,403" table:display="true" table:show-details="true"/>
                <table:data-pilot-member table:name="8,405" table:display="true" table:show-details="true"/>
                <table:data-pilot-member table:name="8,425" table:display="true" table:show-details="true"/>
                <table:data-pilot-member table:name="8,437" table:display="true" table:show-details="true"/>
                <table:data-pilot-member table:name="8,469" table:display="true" table:show-details="true"/>
                <table:data-pilot-member table:name="8,556" table:display="true" table:show-details="true"/>
                <table:data-pilot-member table:name="8,587" table:display="true" table:show-details="true"/>
                <table:data-pilot-member table:name="8,598" table:display="true" table:show-details="true"/>
                <table:data-pilot-member table:name="8,738" table:display="true" table:show-details="true"/>
                <table:data-pilot-member table:name="8,767" table:display="true" table:show-details="true"/>
                <table:data-pilot-member table:name="8,926" table:display="true" table:show-details="true"/>
                <table:data-pilot-member table:name="8,968" table:display="true" table:show-details="true"/>
                <table:data-pilot-member table:name="8,995" table:display="true" table:show-details="true"/>
                <table:data-pilot-member table:name="9,172" table:display="true" table:show-details="true"/>
                <table:data-pilot-member table:name="9,308" table:display="true" table:show-details="true"/>
                <table:data-pilot-member table:name="9,458" table:display="true" table:show-details="true"/>
                <table:data-pilot-member table:name="9,509" table:display="true" table:show-details="true"/>
                <table:data-pilot-member table:name="9,535" table:display="true" table:show-details="true"/>
                <table:data-pilot-member table:name="9,766" table:display="true" table:show-details="true"/>
                <table:data-pilot-member table:name="10,023" table:display="true" table:show-details="true"/>
                <table:data-pilot-member table:name="10,063" table:display="true" table:show-details="true"/>
                <table:data-pilot-member table:name="10,314" table:display="true" table:show-details="true"/>
                <table:data-pilot-member table:name="12,994" table:display="true" table:show-details="true"/>
                <table:data-pilot-member table:name="13,402" table:display="true" table:show-details="true"/>
                <table:data-pilot-member table:name="13,758" table:display="true" table:show-details="true"/>
                <table:data-pilot-member table:name="14,368" table:display="true" table:show-details="true"/>
                <table:data-pilot-member table:name="14,393" table:display="true" table:show-details="true"/>
                <table:data-pilot-member table:name="14,465" table:display="true" table:show-details="true"/>
                <table:data-pilot-member table:name="14,53" table:display="true" table:show-details="true"/>
                <table:data-pilot-member table:name="14,563" table:display="true" table:show-details="true"/>
                <table:data-pilot-member table:name="14,686" table:display="true" table:show-details="true"/>
                <table:data-pilot-member table:name="14,757" table:display="true" table:show-details="true"/>
                <table:data-pilot-member table:name="15,071" table:display="true" table:show-details="true"/>
                <table:data-pilot-member table:name="15,122" table:display="true" table:show-details="true"/>
                <table:data-pilot-member table:name="15,253" table:display="true" table:show-details="true"/>
                <table:data-pilot-member table:name="15,324" table:display="true" table:show-details="true"/>
                <table:data-pilot-member table:name="15,416" table:display="true" table:show-details="true"/>
                <table:data-pilot-member table:name="15,444" table:display="true" table:show-details="true"/>
                <table:data-pilot-member table:name="15,465" table:display="true" table:show-details="true"/>
                <table:data-pilot-member table:name="15,548" table:display="true" table:show-details="true"/>
                <table:data-pilot-member table:name="15,605" table:display="true" table:show-details="true"/>
                <table:data-pilot-member table:name="15,608" table:display="true" table:show-details="true"/>
                <table:data-pilot-member table:name="15,613" table:display="true" table:show-details="true"/>
                <table:data-pilot-member table:name="15,621" table:display="true" table:show-details="true"/>
                <table:data-pilot-member table:name="15,67" table:display="true" table:show-details="true"/>
                <table:data-pilot-member table:name="15,677" table:display="true" table:show-details="true"/>
                <table:data-pilot-member table:name="15,693" table:display="true" table:show-details="true"/>
                <table:data-pilot-member table:name="15,701" table:display="true" table:show-details="true"/>
                <table:data-pilot-member table:name="15,728" table:display="true" table:show-details="true"/>
                <table:data-pilot-member table:name="15,738" table:display="true" table:show-details="true"/>
                <table:data-pilot-member table:name="15,844" table:display="true" table:show-details="true"/>
                <table:data-pilot-member table:name="15,853" table:display="true" table:show-details="true"/>
                <table:data-pilot-member table:name="15,87" table:display="true" table:show-details="true"/>
                <table:data-pilot-member table:name="15,884" table:display="true" table:show-details="true"/>
                <table:data-pilot-member table:name="15,894" table:display="true" table:show-details="true"/>
                <table:data-pilot-member table:name="15,897" table:display="true" table:show-details="true"/>
                <table:data-pilot-member table:name="15,914" table:display="true" table:show-details="true"/>
                <table:data-pilot-member table:name="15,927" table:display="true" table:show-details="true"/>
                <table:data-pilot-member table:name="15,931" table:display="true" table:show-details="true"/>
                <table:data-pilot-member table:name="15,993" table:display="true" table:show-details="true"/>
                <table:data-pilot-member table:name="15,996" table:display="true" table:show-details="true"/>
                <table:data-pilot-member table:name="16,008" table:display="true" table:show-details="true"/>
                <table:data-pilot-member table:name="16,036" table:display="true" table:show-details="true"/>
                <table:data-pilot-member table:name="16,132" table:display="true" table:show-details="true"/>
                <table:data-pilot-member table:name="16,141" table:display="true" table:show-details="true"/>
                <table:data-pilot-member table:name="16,152" table:display="true" table:show-details="true"/>
                <table:data-pilot-member table:name="16,26" table:display="true" table:show-details="true"/>
                <table:data-pilot-member table:name="16,285" table:display="true" table:show-details="true"/>
                <table:data-pilot-member table:name="16,294" table:display="true" table:show-details="true"/>
                <table:data-pilot-member table:name="16,346" table:display="true" table:show-details="true"/>
                <table:data-pilot-member table:name="16,384" table:display="true" table:show-details="true"/>
                <table:data-pilot-member table:name="16,388" table:display="true" table:show-details="true"/>
                <table:data-pilot-member table:name="16,416" table:display="true" table:show-details="true"/>
                <table:data-pilot-member table:name="16,655" table:display="true" table:show-details="true"/>
                <table:data-pilot-member table:name="16,74" table:display="true" table:show-details="true"/>
                <table:data-pilot-member table:name="16,755" table:display="true" table:show-details="true"/>
                <table:data-pilot-member table:name="16,783" table:display="true" table:show-details="true"/>
                <table:data-pilot-member table:name="16,785" table:display="true" table:show-details="true"/>
                <table:data-pilot-member table:name="16,797" table:display="true" table:show-details="true"/>
                <table:data-pilot-member table:name="16,827" table:display="true" table:show-details="true"/>
                <table:data-pilot-member table:name="16,832" table:display="true" table:show-details="true"/>
                <table:data-pilot-member table:name="16,867" table:display="true" table:show-details="true"/>
                <table:data-pilot-member table:name="16,879" table:display="true" table:show-details="true"/>
                <table:data-pilot-member table:name="16,884" table:display="true" table:show-details="true"/>
                <table:data-pilot-member table:name="16,893" table:display="true" table:show-details="true"/>
                <table:data-pilot-member table:name="16,941" table:display="true" table:show-details="true"/>
                <table:data-pilot-member table:name="16,969" table:display="true" table:show-details="true"/>
                <table:data-pilot-member table:name="16,982" table:display="true" table:show-details="true"/>
                <table:data-pilot-member table:name="17,037" table:display="true" table:show-details="true"/>
                <table:data-pilot-member table:name="17,055" table:display="true" table:show-details="true"/>
                <table:data-pilot-member table:name="17,067" table:display="true" table:show-details="true"/>
                <table:data-pilot-member table:name="17,108" table:display="true" table:show-details="true"/>
                <table:data-pilot-member table:name="17,115" table:display="true" table:show-details="true"/>
                <table:data-pilot-member table:name="17,123" table:display="true" table:show-details="true"/>
                <table:data-pilot-member table:name="17,167" table:display="true" table:show-details="true"/>
                <table:data-pilot-member table:name="17,178" table:display="true" table:show-details="true"/>
                <table:data-pilot-member table:name="17,253" table:display="true" table:show-details="true"/>
                <table:data-pilot-member table:name="17,33" table:display="true" table:show-details="true"/>
                <table:data-pilot-member table:name="17,336" table:display="true" table:show-details="true"/>
                <table:data-pilot-member table:name="17,353" table:display="true" table:show-details="true"/>
                <table:data-pilot-member table:name="17,398" table:display="true" table:show-details="true"/>
                <table:data-pilot-member table:name="17,406" table:display="true" table:show-details="true"/>
                <table:data-pilot-member table:name="17,468" table:display="true" table:show-details="true"/>
                <table:data-pilot-member table:name="17,487" table:display="true" table:show-details="true"/>
                <table:data-pilot-member table:name="17,522" table:display="true" table:show-details="true"/>
                <table:data-pilot-member table:name="17,526" table:display="true" table:show-details="true"/>
                <table:data-pilot-member table:name="17,569" table:display="true" table:show-details="true"/>
                <table:data-pilot-member table:name="17,584" table:display="true" table:show-details="true"/>
                <table:data-pilot-member table:name="17,594" table:display="true" table:show-details="true"/>
                <table:data-pilot-member table:name="17,72" table:display="true" table:show-details="true"/>
                <table:data-pilot-member table:name="17,743" table:display="true" table:show-details="true"/>
                <table:data-pilot-member table:name="17,761" table:display="true" table:show-details="true"/>
                <table:data-pilot-member table:name="17,768" table:display="true" table:show-details="true"/>
                <table:data-pilot-member table:name="17,782" table:display="true" table:show-details="true"/>
                <table:data-pilot-member table:name="17,791" table:display="true" table:show-details="true"/>
                <table:data-pilot-member table:name="17,801" table:display="true" table:show-details="true"/>
                <table:data-pilot-member table:name="17,823" table:display="true" table:show-details="true"/>
                <table:data-pilot-member table:name="17,85" table:display="true" table:show-details="true"/>
                <table:data-pilot-member table:name="17,876" table:display="true" table:show-details="true"/>
                <table:data-pilot-member table:name="17,881" table:display="true" table:show-details="true"/>
                <table:data-pilot-member table:name="17,884" table:display="true" table:show-details="true"/>
                <table:data-pilot-member table:name="17,89" table:display="true" table:show-details="true"/>
                <table:data-pilot-member table:name="17,894" table:display="true" table:show-details="true"/>
                <table:data-pilot-member table:name="17,895" table:display="true" table:show-details="true"/>
                <table:data-pilot-member table:name="17,905" table:display="true" table:show-details="true"/>
                <table:data-pilot-member table:name="17,907" table:display="true" table:show-details="true"/>
                <table:data-pilot-member table:name="17,912" table:display="true" table:show-details="true"/>
                <table:data-pilot-member table:name="17,939" table:display="true" table:show-details="true"/>
                <table:data-pilot-member table:name="17,942" table:display="true" table:show-details="true"/>
                <table:data-pilot-member table:name="17,944" table:display="true" table:show-details="true"/>
                <table:data-pilot-member table:name="17,951" table:display="true" table:show-details="true"/>
                <table:data-pilot-member table:name="17,955" table:display="true" table:show-details="true"/>
                <table:data-pilot-member table:name="17,957" table:display="true" table:show-details="true"/>
                <table:data-pilot-member table:name="17,962" table:display="true" table:show-details="true"/>
                <table:data-pilot-member table:name="17,975" table:display="true" table:show-details="true"/>
                <table:data-pilot-member table:name="17,978" table:display="true" table:show-details="true"/>
                <table:data-pilot-member table:name="17,979" table:display="true" table:show-details="true"/>
                <table:data-pilot-member table:name="18,007" table:display="true" table:show-details="true"/>
                <table:data-pilot-member table:name="18,012" table:display="true" table:show-details="true"/>
                <table:data-pilot-member table:name="18,043" table:display="true" table:show-details="true"/>
                <table:data-pilot-member table:name="18,093" table:display="true" table:show-details="true"/>
                <table:data-pilot-member table:name="18,102" table:display="true" table:show-details="true"/>
                <table:data-pilot-member table:name="18,124" table:display="true" table:show-details="true"/>
                <table:data-pilot-member table:name="18,229" table:display="true" table:show-details="true"/>
                <table:data-pilot-member table:name="18,312" table:display="true" table:show-details="true"/>
                <table:data-pilot-member table:name="18,324" table:display="true" table:show-details="true"/>
                <table:data-pilot-member table:name="18,328" table:display="true" table:show-details="true"/>
                <table:data-pilot-member table:name="18,716" table:display="true" table:show-details="true"/>
                <table:data-pilot-member table:name="18,95" table:display="true" table:show-details="true"/>
                <table:data-pilot-member table:name="19,012" table:display="true" table:show-details="true"/>
                <table:data-pilot-member table:name="19,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gl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3T12:27:29.496947110</dc:date>
    <meta:editing-duration>PT1H22M24S</meta:editing-duration>
    <meta:editing-cycles>3</meta:editing-cycles>
    <meta:generator>LibreOffice/7.4.7.2$Linux_X86_64 LibreOffice_project/40$Build-2</meta:generator>
    <meta:document-statistic meta:table-count="2" meta:cell-count="222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3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3.205cm" style:legend-expansion="high" chart:style-name="ch2"/>
        <chart:plot-area chart:style-name="ch3" table:cell-range-address="'Táboa dinámica_salida1_1'.B16:'Táboa dinámica_salida1_1'.H21" chart:data-source-has-labels="row" svg:x="0.32cm" svg:y="0.18cm" svg:width="12.825cm" svg:height="8.64cm">
          <chart:coordinate-region svg:x="0.941cm" svg:y="0.379cm" svg:width="11.64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áboa dinámica_salida1_1'.B17:'Táboa dinámica_salida1_1'.H17" loext:label-string="&quot;D=2&quot;" chart:class="chart:scatter">
            <chart:domain table:cell-range-address="'Táboa dinámica_salida1_1'.B16:'Táboa dinámica_salida1_1'.H16"/>
            <chart:data-point chart:repeated="7"/>
          </chart:series>
          <chart:series chart:style-name="ch8" chart:values-cell-range-address="'Táboa dinámica_salida1_1'.B18:'Táboa dinámica_salida1_1'.H18" loext:label-string="&quot;D=8&quot;" chart:class="chart:scatter">
            <chart:data-point chart:repeated="7"/>
          </chart:series>
          <chart:series chart:style-name="ch9" chart:values-cell-range-address="'Táboa dinámica_salida1_1'.B19:'Táboa dinámica_salida1_1'.H19" loext:label-string="&quot;D=128&quot;" chart:class="chart:scatter">
            <chart:data-point chart:repeated="7"/>
          </chart:series>
          <chart:series chart:style-name="ch10" chart:values-cell-range-address="'Táboa dinámica_salida1_1'.B20:'Táboa dinámica_salida1_1'.H20" loext:label-string="&quot;D=512&quot;" chart:class="chart:scatter">
            <chart:data-point chart:repeated="7"/>
          </chart:series>
          <chart:series chart:style-name="ch11" chart:values-cell-range-address="'Táboa dinámica_salida1_1'.B21:'Táboa dinámica_salida1_1'.H21" loext:label-string="&quot;D=1024&quot;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16</text:p>
              </table:table-cell>
              <table:table-cell office:value-type="string">
                <text:p>D=2</text:p>
              </table:table-cell>
              <table:table-cell office:value-type="string">
                <text:p>D=8</text:p>
              </table:table-cell>
              <table:table-cell office:value-type="string">
                <text:p>D=128</text:p>
              </table:table-cell>
              <table:table-cell office:value-type="string">
                <text:p>D=512</text:p>
              </table:table-cell>
              <table:table-cell office:value-type="string">
                <text:p>D=102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4">
                <text:p>384</text:p>
                <draw:g>
                  <svg:desc>'Táboa dinámica_salida1_1'.B16:'Táboa dinámica_salida1_1'.H16</svg:desc>
                </draw:g>
              </table:table-cell>
              <table:table-cell office:value-type="float" office:value="7.1402">
                <text:p>7.1402</text:p>
                <draw:g>
                  <svg:desc>'Táboa dinámica_salida1_1'.B17:'Táboa dinámica_salida1_1'.H17</svg:desc>
                </draw:g>
              </table:table-cell>
              <table:table-cell office:value-type="float" office:value="7.3884">
                <text:p>7.3884</text:p>
                <draw:g>
                  <svg:desc>'Táboa dinámica_salida1_1'.B18:'Táboa dinámica_salida1_1'.H18</svg:desc>
                </draw:g>
              </table:table-cell>
              <table:table-cell office:value-type="float" office:value="7.1901">
                <text:p>7.1901</text:p>
                <draw:g>
                  <svg:desc>'Táboa dinámica_salida1_1'.B19:'Táboa dinámica_salida1_1'.H19</svg:desc>
                </draw:g>
              </table:table-cell>
              <table:table-cell office:value-type="float" office:value="10.6048">
                <text:p>10.6048</text:p>
                <draw:g>
                  <svg:desc>'Táboa dinámica_salida1_1'.B20:'Táboa dinámica_salida1_1'.H20</svg:desc>
                </draw:g>
              </table:table-cell>
              <table:table-cell office:value-type="float" office:value="9.9473">
                <text:p>9.9473</text:p>
                <draw:g>
                  <svg:desc>'Táboa dinámica_salida1_1'.B21:'Táboa dinámica_salida1_1'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2">
                <text:p>1152</text:p>
              </table:table-cell>
              <table:table-cell office:value-type="float" office:value="7.1724">
                <text:p>7.1724</text:p>
              </table:table-cell>
              <table:table-cell office:value-type="float" office:value="7.1452">
                <text:p>7.1452</text:p>
              </table:table-cell>
              <table:table-cell office:value-type="float" office:value="7.7563">
                <text:p>7.7563</text:p>
              </table:table-cell>
              <table:table-cell office:value-type="float" office:value="8.2842">
                <text:p>8.2842</text:p>
              </table:table-cell>
              <table:table-cell office:value-type="float" office:value="8.1455">
                <text:p>8.1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0">
                <text:p>10240</text:p>
              </table:table-cell>
              <table:table-cell office:value-type="float" office:value="7.1359">
                <text:p>7.1359</text:p>
              </table:table-cell>
              <table:table-cell office:value-type="float" office:value="7.1936">
                <text:p>7.1936</text:p>
              </table:table-cell>
              <table:table-cell office:value-type="float" office:value="7.5834">
                <text:p>7.5834</text:p>
              </table:table-cell>
              <table:table-cell office:value-type="float" office:value="14.5713">
                <text:p>14.5713</text:p>
              </table:table-cell>
              <table:table-cell office:value-type="float" office:value="17.9781">
                <text:p>17.9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0">
                <text:p>15360</text:p>
              </table:table-cell>
              <table:table-cell office:value-type="float" office:value="7.1619">
                <text:p>7.1619</text:p>
              </table:table-cell>
              <table:table-cell office:value-type="float" office:value="7.2565">
                <text:p>7.2565</text:p>
              </table:table-cell>
              <table:table-cell office:value-type="float" office:value="8.0227">
                <text:p>8.0227</text:p>
              </table:table-cell>
              <table:table-cell office:value-type="float" office:value="16.4789">
                <text:p>16.4789</text:p>
              </table:table-cell>
              <table:table-cell office:value-type="float" office:value="17.9506">
                <text:p>17.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0">
                <text:p>40960</text:p>
              </table:table-cell>
              <table:table-cell office:value-type="float" office:value="7.2115">
                <text:p>7.2115</text:p>
              </table:table-cell>
              <table:table-cell office:value-type="float" office:value="7.3335">
                <text:p>7.3335</text:p>
              </table:table-cell>
              <table:table-cell office:value-type="float" office:value="15.488">
                <text:p>15.488</text:p>
              </table:table-cell>
              <table:table-cell office:value-type="float" office:value="16.8837">
                <text:p>16.8837</text:p>
              </table:table-cell>
              <table:table-cell office:value-type="float" office:value="17.8761">
                <text:p>17.8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20">
                <text:p>81920</text:p>
              </table:table-cell>
              <table:table-cell office:value-type="float" office:value="7.2024">
                <text:p>7.2024</text:p>
              </table:table-cell>
              <table:table-cell office:value-type="float" office:value="7.2445">
                <text:p>7.2445</text:p>
              </table:table-cell>
              <table:table-cell office:value-type="float" office:value="15.7873">
                <text:p>15.7873</text:p>
              </table:table-cell>
              <table:table-cell office:value-type="float" office:value="17.2648">
                <text:p>17.2648</text:p>
              </table:table-cell>
              <table:table-cell office:value-type="float" office:value="17.9533">
                <text:p>17.9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0">
                <text:p>163840</text:p>
              </table:table-cell>
              <table:table-cell office:value-type="float" office:value="7.1758">
                <text:p>7.1758</text:p>
              </table:table-cell>
              <table:table-cell office:value-type="float" office:value="7.2365">
                <text:p>7.2365</text:p>
              </table:table-cell>
              <table:table-cell office:value-type="float" office:value="16.0443">
                <text:p>16.0443</text:p>
              </table:table-cell>
              <table:table-cell office:value-type="float" office:value="17.0103">
                <text:p>17.0103</text:p>
              </table:table-cell>
              <table:table-cell office:value-type="float" office:value="17.9259">
                <text:p>17.9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98cm" svg:y="3.952cm" style:legend-expansion="high" chart:style-name="ch2"/>
        <chart:plot-area chart:style-name="ch3" table:cell-range-address="'Táboa dinámica_salida1_1'.B16:'Táboa dinámica_salida1_1'.H16 'Táboa dinámica_salida1_1'.B19:'Táboa dinámica_salida1_1'.H19 'Táboa dinámica_salida1_1'.B31:'Táboa dinámica_salida1_1'.H31" chart:data-source-has-labels="row" svg:x="0.32cm" svg:y="0.18cm" svg:width="12.958cm" svg:height="8.64cm">
          <chart:coordinate-region svg:x="0.941cm" svg:y="0.379cm" svg:width="11.7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áboa dinámica_salida1_1'.B19:'Táboa dinámica_salida1_1'.H19" loext:label-string="&quot;Double&quot;" chart:class="chart:scatter">
            <chart:domain table:cell-range-address="'Táboa dinámica_salida1_1'.B16:'Táboa dinámica_salida1_1'.H16"/>
            <chart:data-point chart:repeated="7"/>
          </chart:series>
          <chart:series chart:style-name="ch8" chart:values-cell-range-address="'Táboa dinámica_salida1_1'.B31:'Táboa dinámica_salida1_1'.H31" loext:label-string="&quot;Integer&quot;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16</text:p>
              </table:table-cell>
              <table:table-cell office:value-type="string">
                <text:p>Double</text:p>
              </table:table-cell>
              <table:table-cell office:value-type="string">
                <text:p>Integer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84">
                <text:p>384</text:p>
                <draw:g>
                  <svg:desc>'Táboa dinámica_salida1_1'.B16:'Táboa dinámica_salida1_1'.H16</svg:desc>
                </draw:g>
              </table:table-cell>
              <table:table-cell office:value-type="float" office:value="7.1901">
                <text:p>7.1901</text:p>
                <draw:g>
                  <svg:desc>'Táboa dinámica_salida1_1'.B19:'Táboa dinámica_salida1_1'.H19</svg:desc>
                </draw:g>
              </table:table-cell>
              <table:table-cell office:value-type="float" office:value="6.5445">
                <text:p>6.5445</text:p>
                <draw:g>
                  <svg:desc>'Táboa dinámica_salida1_1'.B31:'Táboa dinámica_salida1_1'.H3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2">
                <text:p>1152</text:p>
              </table:table-cell>
              <table:table-cell office:value-type="float" office:value="7.7563">
                <text:p>7.7563</text:p>
              </table:table-cell>
              <table:table-cell office:value-type="float" office:value="6.5568">
                <text:p>6.5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40">
                <text:p>10240</text:p>
              </table:table-cell>
              <table:table-cell office:value-type="float" office:value="7.5834">
                <text:p>7.5834</text:p>
              </table:table-cell>
              <table:table-cell office:value-type="float" office:value="7.4753">
                <text:p>7.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60">
                <text:p>15360</text:p>
              </table:table-cell>
              <table:table-cell office:value-type="float" office:value="8.0227">
                <text:p>8.0227</text:p>
              </table:table-cell>
              <table:table-cell office:value-type="float" office:value="7.5618">
                <text:p>7.5618</text:p>
              </table:table-cell>
            </table:table-row>
            <table:table-row>
              <table:table-cell office:value-type="string"/>
              <table:table-cell office:value-type="float" office:value="40960">
                <text:p>40960</text:p>
              </table:table-cell>
              <table:table-cell office:value-type="float" office:value="15.488">
                <text:p>15.488</text:p>
              </table:table-cell>
              <table:table-cell office:value-type="float" office:value="9.0387">
                <text:p>9.0387</text:p>
              </table:table-cell>
            </table:table-row>
            <table:table-row>
              <table:table-cell office:value-type="string"/>
              <table:table-cell office:value-type="float" office:value="81920">
                <text:p>81920</text:p>
              </table:table-cell>
              <table:table-cell office:value-type="float" office:value="15.7873">
                <text:p>15.7873</text:p>
              </table:table-cell>
              <table:table-cell office:value-type="float" office:value="15.5896">
                <text:p>15.5896</text:p>
              </table:table-cell>
            </table:table-row>
            <table:table-row>
              <table:table-cell office:value-type="string"/>
              <table:table-cell office:value-type="float" office:value="163840">
                <text:p>163840</text:p>
              </table:table-cell>
              <table:table-cell office:value-type="float" office:value="16.0443">
                <text:p>16.0443</text:p>
              </table:table-cell>
              <table:table-cell office:value-type="float" office:value="16.0441">
                <text:p>16.04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